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1" fo:font-size="17pt" fo:font-weight="bold" officeooo:rsid="112c2bff" officeooo:paragraph-rsid="112c2bf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1" fo:font-size="17pt" fo:font-weight="bold" officeooo:rsid="112c2bff" officeooo:paragraph-rsid="11356d3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fo:font-weight="bold" officeooo:rsid="112c2bff" officeooo:paragraph-rsid="11390b1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fo:font-weight="bold" officeooo:rsid="106f552c" officeooo:paragraph-rsid="120efc27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114556d7" officeooo:paragraph-rsid="123cee58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114556d7" officeooo:paragraph-rsid="124ee447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114556d7" officeooo:paragraph-rsid="124132b3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114556d7" officeooo:paragraph-rsid="12e9b799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114556d7" officeooo:paragraph-rsid="13097e59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114556d7" officeooo:paragraph-rsid="12ecbd32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114556d7" officeooo:paragraph-rsid="12e6e4a9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fo:font-weight="bold" officeooo:rsid="114556d7" officeooo:paragraph-rsid="12eeaa41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114556d7" officeooo:paragraph-rsid="12ef7a7c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fo:font-weight="bold" officeooo:rsid="114556d7" officeooo:paragraph-rsid="13d75b4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fo:font-weight="bold" officeooo:rsid="114556d7" officeooo:paragraph-rsid="13d87d18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fo:font-weight="bold" officeooo:rsid="114556d7" officeooo:paragraph-rsid="13cb08c8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114556d7" officeooo:paragraph-rsid="13d0c4f4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114556d7" officeooo:paragraph-rsid="13d52e8b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fo:font-weight="bold" officeooo:rsid="114556d7" officeooo:paragraph-rsid="13da54b2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fo:font-weight="bold" officeooo:rsid="114556d7" officeooo:paragraph-rsid="12f2b53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fo:font-weight="bold" officeooo:rsid="114556d7" officeooo:paragraph-rsid="12f45181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fo:font-weight="bold" officeooo:rsid="114556d7" officeooo:paragraph-rsid="12f6ab5f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fo:font-weight="bold" officeooo:rsid="114556d7" officeooo:paragraph-rsid="12fdeaef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fo:font-weight="bold" officeooo:rsid="114556d7" officeooo:paragraph-rsid="12f9e0b4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fo:font-weight="bold" officeooo:rsid="114556d7" officeooo:paragraph-rsid="12f86fe8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fo:font-weight="bold" officeooo:rsid="114556d7" officeooo:paragraph-rsid="131097bd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fo:font-weight="bold" officeooo:rsid="114556d7" officeooo:paragraph-rsid="130ed744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fo:font-weight="bold" officeooo:rsid="114556d7" officeooo:paragraph-rsid="12fdef50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fo:font-weight="bold" officeooo:rsid="114556d7" officeooo:paragraph-rsid="1309741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fo:font-weight="bold" officeooo:rsid="114556d7" officeooo:paragraph-rsid="1304ebe2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114556d7" officeooo:paragraph-rsid="130634de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fo:font-weight="bold" officeooo:rsid="114556d7" officeooo:paragraph-rsid="130a53a4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fo:font-weight="bold" officeooo:rsid="114556d7" officeooo:paragraph-rsid="1dc4f6cd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fo:font-weight="bold" officeooo:rsid="114556d7" officeooo:paragraph-rsid="1dcdce5b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fo:font-weight="bold" officeooo:rsid="114556d7" officeooo:paragraph-rsid="1dc63b3b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fo:font-weight="bold" officeooo:rsid="114556d7" officeooo:paragraph-rsid="1dcade1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fo:font-weight="bold" officeooo:rsid="114556d7" officeooo:paragraph-rsid="1dc9c36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fo:font-weight="bold" officeooo:rsid="114556d7" officeooo:paragraph-rsid="1dd46a04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fo:font-weight="bold" officeooo:rsid="114556d7" officeooo:paragraph-rsid="1dd46c5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fo:font-weight="bold" officeooo:rsid="114556d7" officeooo:paragraph-rsid="1ed08c7e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fo:font-weight="bold" officeooo:rsid="114556d7" officeooo:paragraph-rsid="1ecb05c6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fo:font-weight="bold" officeooo:rsid="114556d7" officeooo:paragraph-rsid="1fbe36db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fo:font-weight="bold" officeooo:rsid="133bbf48" officeooo:paragraph-rsid="133bbf48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fo:font-weight="bold" officeooo:rsid="133bbf48" officeooo:paragraph-rsid="133ccf5f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fo:font-weight="bold" officeooo:rsid="133bbf48" officeooo:paragraph-rsid="1bfcad33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fo:font-weight="bold" officeooo:rsid="133bbf48" officeooo:paragraph-rsid="1bfddaa7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fo:font-weight="bold" officeooo:rsid="133bbf48" officeooo:paragraph-rsid="1bfe8313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133bbf48" officeooo:paragraph-rsid="1bfef278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133bbf48" officeooo:paragraph-rsid="1c00894c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133bbf48" officeooo:paragraph-rsid="1c0cf1ea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133bbf48" officeooo:paragraph-rsid="1c0fbd79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133bbf48" officeooo:paragraph-rsid="1c0d5849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133bbf48" officeooo:paragraph-rsid="1c0e4e00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133bbf48" officeooo:paragraph-rsid="1c0d0ebd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133bbf48" officeooo:paragraph-rsid="1c0fd044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133bbf48" officeooo:paragraph-rsid="1c021cb2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133bbf48" officeooo:paragraph-rsid="1c10aa0d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33bbf48" officeooo:paragraph-rsid="1c32f1f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133bbf48" officeooo:paragraph-rsid="1c2b7961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133bbf48" officeooo:paragraph-rsid="1c293c5e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133bbf48" officeooo:paragraph-rsid="1c268d9d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133bbf48" officeooo:paragraph-rsid="1c26ff71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133bbf48" officeooo:paragraph-rsid="13618ca7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133bbf48" officeooo:paragraph-rsid="13581b6b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133bbf48" officeooo:paragraph-rsid="13584791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133bbf48" officeooo:paragraph-rsid="13511219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133bbf48" officeooo:paragraph-rsid="1353007f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133bbf48" officeooo:paragraph-rsid="1344222c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135a8724" officeooo:paragraph-rsid="13618ca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13669725" officeooo:paragraph-rsid="1370ece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c033f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c021e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style:text-underline-style="none" fo:font-weight="bold" officeooo:rsid="1c066305" officeooo:paragraph-rsid="1c268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style:text-underline-style="none" fo:font-weight="bold" officeooo:rsid="1c066305" officeooo:paragraph-rsid="1c23fe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style:text-underline-style="none" fo:font-weight="bold" officeooo:rsid="1c066305" officeooo:paragraph-rsid="1c3422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style:text-underline-style="none" fo:font-weight="bold" officeooo:rsid="1c066305" officeooo:paragraph-rsid="1c2528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officeooo:paragraph-rsid="1241e98c"/>
    </style:style>
    <style:style style:name="P78" style:family="paragraph" style:parent-style-name="Standard" style:list-style-name="L1">
      <style:text-properties fo:color="#333333" officeooo:paragraph-rsid="124b8ed8"/>
    </style:style>
    <style:style style:name="P79" style:family="paragraph" style:parent-style-name="Standard" style:list-style-name="L1">
      <style:text-properties fo:color="#333333" officeooo:paragraph-rsid="12557afe"/>
    </style:style>
    <style:style style:name="P80" style:family="paragraph" style:parent-style-name="Standard" style:list-style-name="L1">
      <style:text-properties fo:color="#333333" officeooo:paragraph-rsid="1c021e06"/>
    </style:style>
    <style:style style:name="P81" style:family="paragraph" style:parent-style-name="Standard" style:list-style-name="L1">
      <style:text-properties fo:color="#333333" officeooo:paragraph-rsid="1c31291b"/>
    </style:style>
    <style:style style:name="P82" style:family="paragraph" style:parent-style-name="Standard" style:list-style-name="L1">
      <style:text-properties fo:color="#333333" officeooo:paragraph-rsid="1c2f6ef2"/>
    </style:style>
    <style:style style:name="P83" style:family="paragraph" style:parent-style-name="Standard" style:list-style-name="L1">
      <style:text-properties fo:color="#333333" officeooo:paragraph-rsid="1c10aa0d"/>
    </style:style>
    <style:style style:name="P84" style:family="paragraph" style:parent-style-name="Standard" style:list-style-name="L1">
      <style:text-properties fo:color="#333333" officeooo:paragraph-rsid="1c1a8d39"/>
    </style:style>
    <style:style style:name="P85" style:family="paragraph" style:parent-style-name="Standard" style:list-style-name="L1">
      <style:text-properties fo:color="#333333" officeooo:paragraph-rsid="13669725"/>
    </style:style>
    <style:style style:name="P86" style:family="paragraph" style:parent-style-name="Standard" style:list-style-name="L1">
      <style:text-properties fo:color="#333333" officeooo:paragraph-rsid="1377f054"/>
    </style:style>
    <style:style style:name="P87" style:family="paragraph" style:parent-style-name="Standard" style:list-style-name="L1">
      <style:text-properties fo:color="#333333" officeooo:paragraph-rsid="1372dc8d"/>
    </style:style>
    <style:style style:name="P88" style:family="paragraph" style:parent-style-name="Standard" style:list-style-name="L1">
      <style:text-properties fo:color="#333333" officeooo:paragraph-rsid="1c367734"/>
    </style:style>
    <style:style style:name="P89" style:family="paragraph" style:parent-style-name="Standard" style:list-style-name="L1">
      <style:text-properties fo:color="#333333" officeooo:paragraph-rsid="1c379480"/>
    </style:style>
    <style:style style:name="P90" style:family="paragraph" style:parent-style-name="Standard" style:list-style-name="L1">
      <style:text-properties fo:color="#333333" officeooo:paragraph-rsid="1c454926"/>
    </style:style>
    <style:style style:name="P91" style:family="paragraph" style:parent-style-name="Standard" style:list-style-name="L1">
      <style:text-properties fo:color="#333333" officeooo:paragraph-rsid="1c46c4bf"/>
    </style:style>
    <style:style style:name="P92" style:family="paragraph" style:parent-style-name="Standard" style:list-style-name="L1">
      <style:text-properties fo:color="#333333" officeooo:paragraph-rsid="1c3ac06a"/>
    </style:style>
    <style:style style:name="P93" style:family="paragraph" style:parent-style-name="Standard" style:list-style-name="L1">
      <style:text-properties fo:color="#333333" officeooo:paragraph-rsid="13a7ab9f"/>
    </style:style>
    <style:style style:name="P94" style:family="paragraph" style:parent-style-name="Standard" style:list-style-name="L1">
      <style:text-properties fo:color="#333333" officeooo:paragraph-rsid="153952c9"/>
    </style:style>
    <style:style style:name="P95" style:family="paragraph" style:parent-style-name="Standard" style:list-style-name="L1">
      <style:text-properties fo:color="#333333" officeooo:paragraph-rsid="14d7206d"/>
    </style:style>
    <style:style style:name="P96" style:family="paragraph" style:parent-style-name="Standard" style:list-style-name="L1">
      <style:text-properties fo:color="#333333" officeooo:paragraph-rsid="139ee116"/>
    </style:style>
    <style:style style:name="P97" style:family="paragraph" style:parent-style-name="Standard" style:list-style-name="L1">
      <style:text-properties fo:color="#333333" officeooo:paragraph-rsid="13a1d208"/>
    </style:style>
    <style:style style:name="P98" style:family="paragraph" style:parent-style-name="Standard" style:list-style-name="L1">
      <style:text-properties fo:color="#333333" officeooo:paragraph-rsid="13ac804f"/>
    </style:style>
    <style:style style:name="P99" style:family="paragraph" style:parent-style-name="Standard" style:list-style-name="L1">
      <style:text-properties fo:color="#333333" officeooo:paragraph-rsid="13b174db"/>
    </style:style>
    <style:style style:name="P100" style:family="paragraph" style:parent-style-name="Standard" style:list-style-name="L1">
      <style:text-properties fo:color="#333333" officeooo:paragraph-rsid="13ba203e"/>
    </style:style>
    <style:style style:name="P101" style:family="paragraph" style:parent-style-name="Standard" style:list-style-name="L1">
      <style:text-properties fo:color="#333333" officeooo:paragraph-rsid="13be18c2"/>
    </style:style>
    <style:style style:name="P102" style:family="paragraph" style:parent-style-name="Standard" style:list-style-name="L1">
      <style:text-properties fo:color="#333333" officeooo:paragraph-rsid="13bf75f3"/>
    </style:style>
    <style:style style:name="P103" style:family="paragraph" style:parent-style-name="Standard" style:list-style-name="L1">
      <style:text-properties fo:color="#333333" officeooo:paragraph-rsid="13c62ca6"/>
    </style:style>
    <style:style style:name="P104" style:family="paragraph" style:parent-style-name="Standard" style:list-style-name="L1">
      <style:text-properties fo:color="#333333" officeooo:paragraph-rsid="13c6f58a"/>
    </style:style>
    <style:style style:name="P105" style:family="paragraph" style:parent-style-name="Standard" style:list-style-name="L1">
      <style:text-properties fo:color="#333333" officeooo:paragraph-rsid="153d8536"/>
    </style:style>
    <style:style style:name="P106" style:family="paragraph" style:parent-style-name="Standard" style:list-style-name="L1">
      <style:text-properties fo:color="#333333" officeooo:paragraph-rsid="1565aa58"/>
    </style:style>
    <style:style style:name="P107" style:family="paragraph" style:parent-style-name="Standard" style:list-style-name="L1">
      <style:text-properties fo:color="#333333" officeooo:paragraph-rsid="1558a98c"/>
    </style:style>
    <style:style style:name="P108" style:family="paragraph" style:parent-style-name="Standard" style:list-style-name="L1">
      <style:text-properties fo:color="#333333" officeooo:paragraph-rsid="155a5d3a"/>
    </style:style>
    <style:style style:name="P109" style:family="paragraph" style:parent-style-name="Standard" style:list-style-name="L1">
      <style:text-properties fo:color="#333333" officeooo:paragraph-rsid="155a8389"/>
    </style:style>
    <style:style style:name="P110" style:family="paragraph" style:parent-style-name="Standard" style:list-style-name="L1">
      <style:text-properties fo:color="#333333" officeooo:paragraph-rsid="15430daf"/>
    </style:style>
    <style:style style:name="P111" style:family="paragraph" style:parent-style-name="Standard" style:list-style-name="L1">
      <style:text-properties fo:color="#333333" officeooo:paragraph-rsid="159ca00d"/>
    </style:style>
    <style:style style:name="P112" style:family="paragraph" style:parent-style-name="Standard" style:list-style-name="L1">
      <style:text-properties fo:color="#333333" officeooo:paragraph-rsid="1698c037"/>
    </style:style>
    <style:style style:name="P113" style:family="paragraph" style:parent-style-name="Standard" style:list-style-name="L1">
      <style:text-properties fo:color="#333333" officeooo:paragraph-rsid="16889b98"/>
    </style:style>
    <style:style style:name="P114" style:family="paragraph" style:parent-style-name="Standard" style:list-style-name="L1">
      <style:text-properties fo:color="#333333" officeooo:paragraph-rsid="168cbd52"/>
    </style:style>
    <style:style style:name="P115" style:family="paragraph" style:parent-style-name="Standard" style:list-style-name="L1">
      <style:text-properties fo:color="#333333" officeooo:paragraph-rsid="1690d504"/>
    </style:style>
    <style:style style:name="P116" style:family="paragraph" style:parent-style-name="Standard" style:list-style-name="L1">
      <style:text-properties fo:color="#333333" officeooo:paragraph-rsid="169156eb"/>
    </style:style>
    <style:style style:name="P117" style:family="paragraph" style:parent-style-name="Standard" style:list-style-name="L1">
      <style:text-properties fo:color="#333333" officeooo:paragraph-rsid="1685fd80"/>
    </style:style>
    <style:style style:name="P118" style:family="paragraph" style:parent-style-name="Standard" style:list-style-name="L1">
      <style:text-properties fo:color="#333333" officeooo:paragraph-rsid="1693a217"/>
    </style:style>
    <style:style style:name="P119" style:family="paragraph" style:parent-style-name="Standard" style:list-style-name="L1">
      <style:text-properties fo:color="#333333" officeooo:paragraph-rsid="19167676"/>
    </style:style>
    <style:style style:name="P120" style:family="paragraph" style:parent-style-name="Standard" style:list-style-name="L1">
      <style:text-properties fo:color="#333333" officeooo:paragraph-rsid="191861e7"/>
    </style:style>
    <style:style style:name="P121" style:family="paragraph" style:parent-style-name="Standard" style:list-style-name="L1">
      <style:text-properties fo:color="#333333" officeooo:paragraph-rsid="191a50a8"/>
    </style:style>
    <style:style style:name="P122" style:family="paragraph" style:parent-style-name="Standard" style:list-style-name="L1">
      <style:text-properties fo:color="#333333" officeooo:paragraph-rsid="192054f6"/>
    </style:style>
    <style:style style:name="P123" style:family="paragraph" style:parent-style-name="Standard" style:list-style-name="L1">
      <style:text-properties fo:color="#333333" officeooo:paragraph-rsid="1921b9f0"/>
    </style:style>
    <style:style style:name="P124" style:family="paragraph" style:parent-style-name="Standard" style:list-style-name="L1">
      <style:text-properties fo:color="#333333" officeooo:paragraph-rsid="1922c0de"/>
    </style:style>
    <style:style style:name="P125" style:family="paragraph" style:parent-style-name="Standard" style:list-style-name="L1">
      <style:text-properties fo:color="#333333" officeooo:paragraph-rsid="194c9f19"/>
    </style:style>
    <style:style style:name="P126" style:family="paragraph" style:parent-style-name="Standard" style:list-style-name="L1">
      <style:text-properties fo:color="#333333" officeooo:paragraph-rsid="1566511d"/>
    </style:style>
    <style:style style:name="P127" style:family="paragraph" style:parent-style-name="Standard" style:list-style-name="L1">
      <style:text-properties fo:color="#333333" officeooo:paragraph-rsid="16b4f55b"/>
    </style:style>
    <style:style style:name="P128" style:family="paragraph" style:parent-style-name="Standard" style:list-style-name="L1">
      <style:text-properties fo:color="#333333" officeooo:paragraph-rsid="15842b3a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1ed0c5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1ed08c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font-name="標楷體" fo:font-size="17pt" fo:font-weight="bold" officeooo:rsid="139b4e29" officeooo:paragraph-rsid="1c0863f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" fo:font-size="17pt" fo:font-weight="bold" officeooo:rsid="139b4e29" officeooo:paragraph-rsid="1c0a832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" fo:font-size="17pt" fo:font-weight="bold" officeooo:rsid="139b4e29" officeooo:paragraph-rsid="1c0cc7c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" fo:font-size="17pt" fo:font-weight="bold" officeooo:rsid="139b4e29" officeooo:paragraph-rsid="13a53a15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" fo:font-size="17pt" fo:font-weight="bold" officeooo:rsid="139b4e29" officeooo:paragraph-rsid="14d125f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" fo:font-size="17pt" fo:font-weight="bold" officeooo:rsid="139b4e29" officeooo:paragraph-rsid="150b0c2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" fo:font-size="17pt" fo:font-weight="bold" officeooo:rsid="139b4e29" officeooo:paragraph-rsid="150cd91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" fo:font-size="17pt" fo:font-weight="bold" officeooo:rsid="139b4e29" officeooo:paragraph-rsid="153952c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" fo:font-size="17pt" fo:font-weight="bold" officeooo:rsid="139b4e29" officeooo:paragraph-rsid="150feca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" fo:font-size="17pt" fo:font-weight="bold" officeooo:rsid="139b4e29" officeooo:paragraph-rsid="15257d8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" fo:font-size="17pt" fo:font-weight="bold" officeooo:rsid="139b4e29" officeooo:paragraph-rsid="152ed03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" fo:font-size="17pt" fo:font-weight="bold" officeooo:rsid="139b4e29" officeooo:paragraph-rsid="15112e7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" fo:font-size="17pt" fo:font-weight="bold" officeooo:rsid="139b4e29" officeooo:paragraph-rsid="15149c3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" fo:font-size="17pt" fo:font-weight="bold" officeooo:rsid="139b4e29" officeooo:paragraph-rsid="1516da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" fo:font-size="17pt" fo:font-weight="bold" officeooo:rsid="139b4e29" officeooo:paragraph-rsid="1515023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" fo:font-size="17pt" fo:font-weight="bold" officeooo:rsid="139b4e29" officeooo:paragraph-rsid="1538572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" fo:font-size="17pt" fo:font-weight="bold" officeooo:rsid="139b4e29" officeooo:paragraph-rsid="1529f7b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" fo:font-size="17pt" fo:font-weight="bold" officeooo:rsid="139b4e29" officeooo:paragraph-rsid="152b932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" fo:font-size="17pt" fo:font-weight="bold" officeooo:rsid="139b4e29" officeooo:paragraph-rsid="1534259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" fo:font-size="17pt" fo:font-weight="bold" officeooo:rsid="139b4e29" officeooo:paragraph-rsid="14f1ead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" fo:font-size="17pt" fo:font-weight="bold" officeooo:rsid="139b4e29" officeooo:paragraph-rsid="14e887f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" fo:font-size="17pt" fo:font-weight="bold" officeooo:rsid="139b4e29" officeooo:paragraph-rsid="14eae3d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" fo:font-size="17pt" fo:font-weight="bold" officeooo:rsid="139b4e29" officeooo:paragraph-rsid="14eb823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" fo:font-size="17pt" fo:font-weight="bold" officeooo:rsid="139b4e29" officeooo:paragraph-rsid="14eba31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" fo:font-size="17pt" fo:font-weight="bold" officeooo:rsid="139b4e29" officeooo:paragraph-rsid="14edb66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" fo:font-size="17pt" fo:font-weight="bold" officeooo:rsid="139b4e29" officeooo:paragraph-rsid="14d72f2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" fo:font-size="17pt" fo:font-weight="bold" officeooo:rsid="139b4e29" officeooo:paragraph-rsid="14dc3c0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" fo:font-size="17pt" fo:font-weight="bold" officeooo:rsid="139b4e29" officeooo:paragraph-rsid="14da9d7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" fo:font-size="17pt" fo:font-weight="bold" officeooo:rsid="139b4e29" officeooo:paragraph-rsid="14e2ab9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" fo:font-size="17pt" fo:font-weight="bold" officeooo:rsid="139b4e29" officeooo:paragraph-rsid="14f6380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" fo:font-size="17pt" fo:font-weight="bold" officeooo:rsid="139b4e29" officeooo:paragraph-rsid="15ca8ca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" fo:font-size="17pt" fo:font-weight="bold" officeooo:rsid="139b4e29" officeooo:paragraph-rsid="15060a9b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" fo:font-size="17pt" fo:font-weight="bold" officeooo:rsid="139b4e29" officeooo:paragraph-rsid="15cdc91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" fo:font-size="17pt" fo:font-weight="bold" officeooo:rsid="139b4e29" officeooo:paragraph-rsid="15d26795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" fo:font-size="17pt" fo:font-weight="bold" officeooo:rsid="139b4e29" officeooo:paragraph-rsid="15d13b5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" fo:font-size="17pt" fo:font-weight="bold" officeooo:rsid="139b4e29" officeooo:paragraph-rsid="15df8ff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" fo:font-size="17pt" fo:font-weight="bold" officeooo:rsid="139b4e29" officeooo:paragraph-rsid="15d3747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" fo:font-size="17pt" fo:font-weight="bold" officeooo:rsid="139b4e29" officeooo:paragraph-rsid="15d79c6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" fo:font-size="17pt" fo:font-weight="bold" officeooo:rsid="139b4e29" officeooo:paragraph-rsid="15da8d2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" fo:font-size="17pt" fo:font-weight="bold" officeooo:rsid="139b4e29" officeooo:paragraph-rsid="15d8510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" fo:font-size="17pt" fo:font-weight="bold" officeooo:rsid="139b4e29" officeooo:paragraph-rsid="14f80b1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" fo:font-size="17pt" fo:font-weight="bold" officeooo:rsid="139b4e29" officeooo:paragraph-rsid="14f90c8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" fo:font-size="17pt" fo:font-weight="bold" officeooo:rsid="139b4e29" officeooo:paragraph-rsid="14fb023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" fo:font-size="17pt" fo:font-weight="bold" officeooo:rsid="139b4e29" officeooo:paragraph-rsid="14fcf54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" fo:font-size="17pt" fo:font-weight="bold" officeooo:rsid="139b4e29" officeooo:paragraph-rsid="14e6ba3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" fo:font-size="17pt" fo:font-weight="bold" officeooo:rsid="139b4e29" officeooo:paragraph-rsid="14e6363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" fo:font-size="17pt" fo:font-weight="bold" officeooo:rsid="139b4e29" officeooo:paragraph-rsid="139d5b8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" fo:font-size="17pt" fo:font-weight="bold" officeooo:rsid="139b4e29" officeooo:paragraph-rsid="13b515e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" fo:font-size="17pt" fo:font-weight="bold" officeooo:rsid="139b4e29" officeooo:paragraph-rsid="13b7851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" fo:font-size="17pt" fo:font-weight="bold" officeooo:rsid="1c379480" officeooo:paragraph-rsid="1c45492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" fo:font-size="17pt" fo:font-weight="bold" officeooo:rsid="153af7c3" officeooo:paragraph-rsid="1562ca1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" fo:font-size="17pt" fo:font-weight="bold" officeooo:rsid="153af7c3" officeooo:paragraph-rsid="156042a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" fo:font-size="17pt" fo:font-weight="bold" officeooo:rsid="153af7c3" officeooo:paragraph-rsid="1561123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" fo:font-size="17pt" fo:font-weight="bold" officeooo:rsid="153af7c3" officeooo:paragraph-rsid="1542570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" fo:font-size="17pt" fo:font-weight="bold" officeooo:rsid="153af7c3" officeooo:paragraph-rsid="1545140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" fo:font-size="17pt" fo:font-weight="bold" officeooo:rsid="153af7c3" officeooo:paragraph-rsid="1550fa4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" fo:font-size="17pt" fo:font-weight="bold" officeooo:rsid="153af7c3" officeooo:paragraph-rsid="158a3d5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標楷體" fo:font-size="17pt" fo:font-weight="bold" officeooo:rsid="153af7c3" officeooo:paragraph-rsid="15691eb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標楷體" fo:font-size="17pt" fo:font-weight="bold" officeooo:rsid="153af7c3" officeooo:paragraph-rsid="16baf34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標楷體" fo:font-size="17pt" fo:font-weight="bold" officeooo:rsid="153af7c3" officeooo:paragraph-rsid="157650b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標楷體" fo:font-size="17pt" fo:font-weight="bold" officeooo:rsid="153af7c3" officeooo:paragraph-rsid="1581f5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標楷體" fo:font-size="17pt" fo:font-weight="bold" officeooo:rsid="153af7c3" officeooo:paragraph-rsid="1582eb6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標楷體" fo:font-size="17pt" fo:font-weight="bold" officeooo:rsid="1558a98c" officeooo:paragraph-rsid="158ce17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標楷體" fo:font-size="17pt" fo:font-weight="bold" officeooo:rsid="1558a98c" officeooo:paragraph-rsid="1914a0c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標楷體" fo:font-size="17pt" fo:font-weight="bold" officeooo:rsid="1558a98c" officeooo:paragraph-rsid="1566511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標楷體" fo:font-size="17pt" fo:font-weight="bold" officeooo:rsid="1558a98c" officeooo:paragraph-rsid="16a1423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標楷體" fo:font-size="17pt" fo:font-weight="bold" officeooo:rsid="158e4b00" officeooo:paragraph-rsid="159045a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標楷體" fo:font-size="17pt" fo:font-weight="bold" officeooo:rsid="158e4b00" officeooo:paragraph-rsid="1597a3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標楷體" fo:font-size="17pt" fo:font-weight="bold" officeooo:rsid="158e4b00" officeooo:paragraph-rsid="15996e8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標楷體" fo:font-size="17pt" fo:font-weight="bold" officeooo:rsid="158e4b00" officeooo:paragraph-rsid="15a1a08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1" style:family="paragraph" style:parent-style-name="Standard" style:list-style-name="L1">
      <style:text-properties fo:color="#333333" style:font-name="標楷體" fo:font-size="17pt" fo:font-weight="bold" officeooo:rsid="158ce178" officeooo:paragraph-rsid="159ad0f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標楷體" fo:font-size="17pt" fo:font-weight="bold" officeooo:rsid="158ce178" officeooo:paragraph-rsid="15ad7e0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標楷體" fo:font-size="17pt" fo:font-weight="bold" officeooo:rsid="158ce178" officeooo:paragraph-rsid="15a6042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標楷體" fo:font-size="17pt" fo:font-weight="bold" officeooo:rsid="158ce178" officeooo:paragraph-rsid="15a7c69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標楷體" fo:font-size="17pt" fo:font-weight="bold" officeooo:rsid="158ce178" officeooo:paragraph-rsid="15b31e5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標楷體" fo:font-size="17pt" fo:font-weight="bold" officeooo:rsid="158ce178" officeooo:paragraph-rsid="15c3bcf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標楷體" fo:font-size="17pt" fo:font-weight="bold" officeooo:rsid="159ca00d" officeooo:paragraph-rsid="159f221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標楷體" fo:font-size="17pt" fo:font-weight="bold" officeooo:rsid="167f9524" officeooo:paragraph-rsid="1927d3d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標楷體" fo:font-size="17pt" fo:font-weight="bold" officeooo:rsid="167f9524" officeooo:paragraph-rsid="19298585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標楷體" fo:font-size="17pt" fo:font-weight="bold" officeooo:rsid="167f9524" officeooo:paragraph-rsid="193c57e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標楷體" fo:font-size="17pt" fo:font-weight="bold" officeooo:rsid="167f9524" officeooo:paragraph-rsid="1931874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標楷體" fo:font-size="17pt" fo:font-weight="bold" officeooo:rsid="167f9524" officeooo:paragraph-rsid="1944d30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標楷體" fo:font-size="17pt" fo:font-weight="bold" officeooo:rsid="157d6356" officeooo:paragraph-rsid="157eed7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標楷體" fo:font-size="17pt" fo:font-weight="bold" officeooo:rsid="157d6356" officeooo:paragraph-rsid="1580b93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標楷體" fo:font-size="17pt" fo:font-weight="bold" officeooo:rsid="157d6356" officeooo:paragraph-rsid="15842b3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c021e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fo:font-weight="bold" officeooo:rsid="133bbf48" officeooo:paragraph-rsid="133bbf48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fo:font-weight="bold" officeooo:rsid="139b4e29" officeooo:paragraph-rsid="151f0b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fo:font-weight="bold" officeooo:rsid="139b4e29" officeooo:paragraph-rsid="15149c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fo:font-weight="bold" officeooo:rsid="139b4e29" officeooo:paragraph-rsid="15da0b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fo:font-weight="bold" officeooo:rsid="139b4e29" officeooo:paragraph-rsid="15dd54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fo:font-weight="bold" officeooo:rsid="139b4e29" officeooo:paragraph-rsid="15e1d0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fo:font-weight="bold" officeooo:rsid="158ce178" officeooo:paragraph-rsid="15b31e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fo:font-weight="bold" officeooo:rsid="158ce178" officeooo:paragraph-rsid="15bd9f9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fo:font-weight="bold" officeooo:rsid="158ce178" officeooo:paragraph-rsid="15be803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fo:font-weight="bold" officeooo:rsid="159ca00d" officeooo:paragraph-rsid="15b717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fo:font-weight="bold" officeooo:rsid="192fa90f" officeooo:paragraph-rsid="193aab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fo:font-weight="bold" officeooo:rsid="192fa90f" officeooo:paragraph-rsid="193c57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fo:font-weight="bold" officeooo:rsid="192fa90f" officeooo:paragraph-rsid="194150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fo:font-weight="bold" officeooo:rsid="192fa90f" officeooo:paragraph-rsid="19470c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fo:font-weight="bold" officeooo:rsid="192fa90f" officeooo:paragraph-rsid="194365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fo:font-weight="bold" officeooo:rsid="192fa90f" officeooo:paragraph-rsid="1941f5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fo:font-weight="bold" officeooo:rsid="192fa90f" officeooo:paragraph-rsid="1944d3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fo:font-weight="bold" officeooo:rsid="192fa90f" officeooo:paragraph-rsid="194ae04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fo:font-weight="bold" officeooo:rsid="192fa90f" officeooo:paragraph-rsid="19486e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fo:font-weight="bold" officeooo:rsid="192fa90f" officeooo:paragraph-rsid="194fff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fo:font-weight="bold" officeooo:rsid="192fa90f" officeooo:paragraph-rsid="194e39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fo:font-weight="bold" officeooo:rsid="1558a98c" officeooo:paragraph-rsid="16a5b3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fo:font-weight="bold" officeooo:rsid="1558a98c" officeooo:paragraph-rsid="16a368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fo:font-weight="bold" officeooo:rsid="139b4e29" officeooo:paragraph-rsid="151f0b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fo:font-weight="bold" officeooo:rsid="139b4e29" officeooo:paragraph-rsid="1521b01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fo:font-weight="bold" officeooo:rsid="139b4e29" officeooo:paragraph-rsid="1522f0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fo:font-weight="bold" officeooo:rsid="139b4e29" officeooo:paragraph-rsid="15e1d0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officeooo:rsid="1558a98c" officeooo:paragraph-rsid="15c609a8" style:font-name-asian="Liberation Serif"/>
    </style:style>
    <style:style style:name="P245" style:family="paragraph" style:parent-style-name="Standard" style:list-style-name="L1">
      <style:text-properties fo:color="#333333" style:font-name="Liberation Serif" officeooo:rsid="1558a98c" officeooo:paragraph-rsid="15c69141" style:font-name-asian="Liberation Serif"/>
    </style:style>
    <style:style style:name="P246" style:family="paragraph" style:parent-style-name="Standard" style:list-style-name="L1">
      <style:text-properties fo:color="#333333" style:font-name="Liberation Serif" officeooo:rsid="1558a98c" officeooo:paragraph-rsid="15be803f" style:font-name-asian="Liberation Serif"/>
    </style:style>
    <style:style style:name="P247" style:family="paragraph" style:parent-style-name="Standard" style:list-style-name="L1">
      <style:text-properties fo:color="#333333" style:font-name="Liberation Serif" officeooo:rsid="1558a98c" officeooo:paragraph-rsid="15b5b955" style:font-name-asian="Liberation Serif"/>
    </style:style>
    <style:style style:name="P248" style:family="paragraph" style:parent-style-name="Standard" style:list-style-name="L1">
      <style:text-properties fo:color="#333333" style:font-name="Liberation Serif" officeooo:rsid="1558a98c" officeooo:paragraph-rsid="15c37ca1" style:font-name-asian="Liberation Serif"/>
    </style:style>
    <style:style style:name="P249" style:family="paragraph" style:parent-style-name="Standard" style:list-style-name="L1">
      <style:text-properties fo:color="#333333" style:font-name="Liberation Serif" officeooo:rsid="1558a98c" officeooo:paragraph-rsid="16a5b344" style:font-name-asian="Liberation Serif"/>
    </style:style>
    <style:style style:name="P250" style:family="paragraph" style:parent-style-name="Standard" style:list-style-name="L1">
      <style:text-properties fo:color="#333333" style:font-name="Liberation Serif" officeooo:rsid="1558a98c" officeooo:paragraph-rsid="16a82cc0" style:font-name-asian="Liberation Serif"/>
    </style:style>
    <style:style style:name="P251" style:family="paragraph" style:parent-style-name="Standard" style:list-style-name="L1">
      <style:text-properties fo:color="#333333" style:font-name="Liberation Serif" officeooo:rsid="1558a98c" officeooo:paragraph-rsid="16ba1b22" style:font-name-asian="Liberation Serif"/>
    </style:style>
    <style:style style:name="P252" style:family="paragraph" style:parent-style-name="Standard" style:list-style-name="L1">
      <style:text-properties fo:color="#333333" style:font-name="Liberation Serif" officeooo:rsid="1558a98c" officeooo:paragraph-rsid="16b34b09" style:font-name-asian="Liberation Serif"/>
    </style:style>
    <style:style style:name="P253" style:family="paragraph" style:parent-style-name="Standard" style:list-style-name="L1">
      <style:text-properties fo:color="#333333" style:font-name="Liberation Serif" officeooo:rsid="1558a98c" officeooo:paragraph-rsid="16b4f55b" style:font-name-asian="Liberation Serif"/>
    </style:style>
    <style:style style:name="P254" style:family="paragraph" style:parent-style-name="Standard" style:list-style-name="L1">
      <style:text-properties fo:color="#333333" officeooo:rsid="1c379480" officeooo:paragraph-rsid="1c379480"/>
    </style:style>
    <style:style style:name="P255" style:family="paragraph" style:parent-style-name="Standard" style:list-style-name="L1">
      <style:text-properties fo:color="#333333" officeooo:rsid="1c379480" officeooo:paragraph-rsid="1c393543"/>
    </style:style>
    <style:style style:name="P256" style:family="paragraph" style:parent-style-name="Standard" style:list-style-name="L1">
      <style:text-properties fo:color="#333333" officeooo:rsid="1c3c8d4b" officeooo:paragraph-rsid="1c454926"/>
    </style:style>
    <style:style style:name="P257" style:family="paragraph" style:parent-style-name="Standard" style:list-style-name="L1">
      <style:text-properties fo:color="#333333" officeooo:rsid="1c3c8d4b" officeooo:paragraph-rsid="1c44f8f4"/>
    </style:style>
    <style:style style:name="P258" style:family="paragraph" style:parent-style-name="Standard" style:list-style-name="L1">
      <style:text-properties fo:color="#333333" officeooo:rsid="1c3c8d4b" officeooo:paragraph-rsid="1c4174ff"/>
    </style:style>
    <style:style style:name="P259" style:family="paragraph" style:parent-style-name="Standard" style:list-style-name="L1">
      <style:text-properties fo:color="#333333" officeooo:rsid="1558a98c" officeooo:paragraph-rsid="1558a98c"/>
    </style:style>
    <style:style style:name="P260" style:family="paragraph" style:parent-style-name="Standard" style:list-style-name="L1">
      <style:text-properties fo:color="#333333" officeooo:rsid="1558a98c" officeooo:paragraph-rsid="158a3d52"/>
    </style:style>
    <style:style style:name="P261" style:family="paragraph" style:parent-style-name="Standard" style:list-style-name="L1">
      <style:text-properties fo:color="#333333" officeooo:rsid="1558a98c" officeooo:paragraph-rsid="15928a58"/>
    </style:style>
    <style:style style:name="P262" style:family="paragraph" style:parent-style-name="Standard" style:list-style-name="L1">
      <style:text-properties fo:color="#333333" officeooo:rsid="1558a98c" officeooo:paragraph-rsid="159045a4"/>
    </style:style>
    <style:style style:name="P263" style:family="paragraph" style:parent-style-name="Standard" style:list-style-name="L1">
      <style:text-properties fo:color="#333333" officeooo:rsid="1558a98c" officeooo:paragraph-rsid="159ad0f9"/>
    </style:style>
    <style:style style:name="P264" style:family="paragraph" style:parent-style-name="Standard" style:list-style-name="L1">
      <style:text-properties fo:color="#333333" officeooo:rsid="1558a98c" officeooo:paragraph-rsid="15af44ae"/>
    </style:style>
    <style:style style:name="P265" style:family="paragraph" style:parent-style-name="Standard" style:list-style-name="L1">
      <style:text-properties fo:color="#333333" officeooo:rsid="1558a98c" officeooo:paragraph-rsid="15ac1dce"/>
    </style:style>
    <style:style style:name="P266" style:family="paragraph" style:parent-style-name="Standard" style:list-style-name="L1">
      <style:text-properties fo:color="#333333" officeooo:rsid="1558a98c" officeooo:paragraph-rsid="159f2212"/>
    </style:style>
    <style:style style:name="P267" style:family="paragraph" style:parent-style-name="Standard" style:list-style-name="L1">
      <style:text-properties fo:color="#333333" officeooo:rsid="1558a98c" officeooo:paragraph-rsid="15a162bb"/>
    </style:style>
    <style:style style:name="P268" style:family="paragraph" style:parent-style-name="Standard" style:list-style-name="L1">
      <style:text-properties fo:color="#333333" officeooo:rsid="1558a98c" officeooo:paragraph-rsid="15b1af0d"/>
    </style:style>
    <style:style style:name="P269" style:family="paragraph" style:parent-style-name="Standard" style:list-style-name="L1">
      <style:text-properties fo:color="#333333" officeooo:rsid="1558a98c" officeooo:paragraph-rsid="15b31e51"/>
    </style:style>
    <style:style style:name="P270" style:family="paragraph" style:parent-style-name="Standard" style:list-style-name="L1">
      <style:text-properties fo:color="#333333" officeooo:rsid="1558a98c" officeooo:paragraph-rsid="15c37ca1"/>
    </style:style>
    <style:style style:name="P271" style:family="paragraph" style:parent-style-name="Standard" style:list-style-name="L1">
      <style:text-properties fo:color="#333333" officeooo:rsid="1558a98c" officeooo:paragraph-rsid="1590cc88"/>
    </style:style>
    <style:style style:name="P272" style:family="paragraph" style:parent-style-name="Standard" style:list-style-name="L1">
      <style:text-properties fo:color="#333333" officeooo:rsid="1558a98c" officeooo:paragraph-rsid="156c00fc"/>
    </style:style>
    <style:style style:name="P273" style:family="paragraph" style:parent-style-name="Standard" style:list-style-name="L1">
      <style:text-properties fo:color="#333333" officeooo:rsid="1558a98c" officeooo:paragraph-rsid="169f29f0"/>
    </style:style>
    <style:style style:name="P274" style:family="paragraph" style:parent-style-name="Standard" style:list-style-name="L1">
      <style:text-properties fo:color="#333333" officeooo:rsid="1558a98c" officeooo:paragraph-rsid="16b4f55b"/>
    </style:style>
    <style:style style:name="P275" style:family="paragraph" style:parent-style-name="Standard" style:list-style-name="L1">
      <style:text-properties fo:color="#333333" officeooo:rsid="1558a98c" officeooo:paragraph-rsid="16b4db0a"/>
    </style:style>
    <style:style style:name="P276" style:family="paragraph" style:parent-style-name="Standard" style:list-style-name="L1">
      <style:text-properties fo:color="#333333" officeooo:rsid="1558a98c" officeooo:paragraph-rsid="16b34b09"/>
    </style:style>
    <style:style style:name="P277" style:family="paragraph" style:parent-style-name="Standard" style:list-style-name="L1">
      <style:text-properties fo:color="#333333" officeooo:rsid="1558a98c" officeooo:paragraph-rsid="15724ec2"/>
    </style:style>
    <style:style style:name="P278" style:family="paragraph" style:parent-style-name="Standard" style:list-style-name="L1">
      <style:text-properties fo:color="#333333" officeooo:rsid="1558a98c" officeooo:paragraph-rsid="157d2ccf"/>
    </style:style>
    <style:style style:name="P279" style:family="paragraph" style:parent-style-name="Standard" style:list-style-name="L1">
      <style:text-properties fo:color="#333333" officeooo:rsid="1558a98c" officeooo:paragraph-rsid="157d311d"/>
    </style:style>
    <style:style style:name="P280" style:family="paragraph" style:parent-style-name="Standard" style:list-style-name="L1">
      <style:text-properties fo:color="#333333" officeooo:rsid="1558a98c" officeooo:paragraph-rsid="157281a4"/>
    </style:style>
    <style:style style:name="P281" style:family="paragraph" style:parent-style-name="Standard" style:list-style-name="L1">
      <style:text-properties fo:color="#333333" officeooo:rsid="1558a98c" officeooo:paragraph-rsid="15746345"/>
    </style:style>
    <style:style style:name="P282" style:family="paragraph" style:parent-style-name="Standard" style:list-style-name="L1">
      <style:text-properties fo:color="#333333" officeooo:rsid="1558a98c" officeooo:paragraph-rsid="157eed79"/>
    </style:style>
    <style:style style:name="P283" style:family="paragraph" style:parent-style-name="Standard" style:list-style-name="L1">
      <style:text-properties fo:color="#333333" officeooo:rsid="1558a98c" officeooo:paragraph-rsid="1581f507"/>
    </style:style>
    <style:style style:name="P284" style:family="paragraph" style:parent-style-name="Standard" style:list-style-name="L1">
      <style:text-properties fo:color="#333333" officeooo:rsid="1558a98c" officeooo:paragraph-rsid="15802fb7"/>
    </style:style>
    <style:style style:name="P285" style:family="paragraph" style:parent-style-name="Standard" style:list-style-name="L1">
      <style:text-properties fo:color="#333333" officeooo:rsid="1558a98c" officeooo:paragraph-rsid="1580b933"/>
    </style:style>
    <style:style style:name="P286" style:family="paragraph" style:parent-style-name="Standard" style:list-style-name="L1">
      <style:text-properties fo:color="#333333" officeooo:rsid="1558a98c" officeooo:paragraph-rsid="15842b3a"/>
    </style:style>
    <style:style style:name="P287" style:family="paragraph" style:parent-style-name="Standard" style:list-style-name="L1">
      <style:text-properties style:use-window-font-color="true" style:font-name="標楷體1" fo:font-size="17pt" fo:font-weight="bold" officeooo:rsid="114556d7" officeooo:paragraph-rsid="123e9aae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style:use-window-font-color="true" style:font-name="標楷體1" fo:font-size="17pt" fo:font-weight="bold" officeooo:rsid="114556d7" officeooo:paragraph-rsid="124132b3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style:use-window-font-color="true" style:font-name="標楷體1" fo:font-size="17pt" fo:font-weight="bold" officeooo:rsid="114556d7" officeooo:paragraph-rsid="12e9b799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style:use-window-font-color="true" style:font-name="標楷體" fo:font-size="17pt" fo:font-weight="bold" officeooo:rsid="139b4e29" officeooo:paragraph-rsid="14e887f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91" style:family="paragraph" style:parent-style-name="Standard" style:list-style-name="L1">
      <style:text-properties style:use-window-font-color="true" style:font-name="標楷體" fo:font-size="17pt" fo:font-weight="bold" officeooo:rsid="139b4e29" officeooo:paragraph-rsid="14e6363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92" style:family="paragraph" style:parent-style-name="Standard" style:list-style-name="L1">
      <style:text-properties style:use-window-font-color="true" style:font-name="標楷體" fo:font-size="17pt" fo:font-weight="bold" officeooo:rsid="139b4e29" officeooo:paragraph-rsid="15e2a3c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93" style:family="paragraph" style:parent-style-name="Standard" style:list-style-name="L1">
      <style:text-properties style:use-window-font-color="true" style:font-name="標楷體" fo:font-size="17pt" fo:font-weight="bold" officeooo:rsid="153af7c3" officeooo:paragraph-rsid="167ef02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94" style:family="paragraph" style:parent-style-name="Standard" style:list-style-name="L1">
      <style:text-properties fo:color="#1c1c1c" style:font-name="Liberation Serif" fo:font-size="17pt" fo:font-weight="bold" officeooo:rsid="133bbf48" officeooo:paragraph-rsid="1fb9e4bc" style:font-name-asian="Liberation Serif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1c1c1c" style:font-name="標楷體1" fo:font-size="17pt" style:text-underline-style="none" fo:font-weight="bold" officeooo:rsid="1c066305" officeooo:paragraph-rsid="1e1cdc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6" style:family="paragraph" style:parent-style-name="Standard" style:list-style-name="L1">
      <style:paragraph-properties fo:break-before="page"/>
      <style:text-properties fo:color="#333333" style:font-name="Liberation Serif" fo:font-size="17pt" fo:font-weight="bold" officeooo:rsid="153af7c3" officeooo:paragraph-rsid="16b34b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officeooo:rsid="123cee58"/>
    </style:style>
    <style:style style:name="T3" style:family="text">
      <style:text-properties fo:color="#333333" officeooo:rsid="1377f054"/>
    </style:style>
    <style:style style:name="T4" style:family="text">
      <style:text-properties fo:color="#333333" officeooo:rsid="14fd93b4"/>
    </style:style>
    <style:style style:name="T5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標楷體1" fo:font-size="17pt" fo:font-weight="bold" officeooo:rsid="123cee58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font-name="標楷體1" fo:font-size="17pt" fo:font-weight="bold" officeooo:rsid="133bbf48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 fo:font-size="17pt" fo:font-weight="bold" officeooo:rsid="1c066305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1" style:family="text">
      <style:text-properties style:font-name="標楷體1" fo:font-size="17pt" fo:font-weight="bold" officeooo:rsid="1370ece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2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" style:family="text">
      <style:text-properties style:font-name="標楷體1" fo:font-size="17pt" fo:font-weight="bold" officeooo:rsid="16a82cc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4" style:family="text">
      <style:text-properties style:font-name="標楷體1" fo:font-size="17pt" fo:font-weight="bold" officeooo:rsid="16a142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5" style:family="text">
      <style:text-properties style:font-name="標楷體1" fo:font-size="17pt" fo:font-weight="bold" officeooo:rsid="16ba1b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6" style:family="text">
      <style:text-properties style:font-name="標楷體1" fo:font-size="17pt" style:text-underline-style="none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" style:family="text">
      <style:text-properties style:font-name="標楷體1" fo:font-size="17pt" style:text-underline-style="none" fo:font-weight="bold" officeooo:rsid="1db67b6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" style:family="text">
      <style:text-properties style:font-name="標楷體1" fo:font-size="17pt" style:text-underline-style="none" fo:font-weight="bold" officeooo:rsid="08038b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" style:family="text">
      <style:text-properties style:font-name="標楷體1" fo:font-size="17pt" style:text-underline-style="none" fo:font-weight="bold" officeooo:rsid="1a17e7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" style:family="text">
      <style:text-properties style:font-name="標楷體1" fo:font-size="17pt" style:text-underline-style="none" fo:font-weight="bold" officeooo:rsid="133bbf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" style:family="text">
      <style:text-properties style:font-name="標楷體1" fo:font-size="17pt" style:text-underline-style="none" fo:font-weight="bold" officeooo:rsid="1c0663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" style:family="text">
      <style:text-properties style:font-name="標楷體1" officeooo:rsid="114556d7" style:font-name-asian="標楷體1"/>
    </style:style>
    <style:style style:name="T23" style:family="text">
      <style:text-properties style:font-name="標楷體1" officeooo:rsid="133bbf48" style:font-name-asian="標楷體1"/>
    </style:style>
    <style:style style:name="T24" style:family="text">
      <style:text-properties style:font-name="標楷體1" officeooo:rsid="17eaaf59"/>
    </style:style>
    <style:style style:name="T25" style:family="text">
      <style:text-properties style:font-name="標楷體1" officeooo:rsid="08038b5c"/>
    </style:style>
    <style:style style:name="T26" style:family="text">
      <style:text-properties style:font-name="標楷體1" officeooo:rsid="1db67b66"/>
    </style:style>
    <style:style style:name="T27" style:family="text">
      <style:text-properties style:font-name="標楷體1" officeooo:rsid="19ec8cd0"/>
    </style:style>
    <style:style style:name="T28" style:family="text">
      <style:text-properties style:font-name="標楷體1" officeooo:rsid="07ca52e4"/>
    </style:style>
    <style:style style:name="T29" style:family="text">
      <style:text-properties style:font-name="標楷體1" officeooo:rsid="22459b67"/>
    </style:style>
    <style:style style:name="T30" style:family="text">
      <style:text-properties style:font-name="標楷體1" officeooo:rsid="19ef97bb"/>
    </style:style>
    <style:style style:name="T31" style:family="text">
      <style:text-properties style:font-name="標楷體1" officeooo:rsid="19e5c547"/>
    </style:style>
    <style:style style:name="T32" style:family="text">
      <style:text-properties style:font-name="標楷體1" officeooo:rsid="22455410"/>
    </style:style>
    <style:style style:name="T33" style:family="text">
      <style:text-properties fo:color="#050505"/>
    </style:style>
    <style:style style:name="T34" style:family="text">
      <style:text-properties fo:color="#050505" style:font-name="標楷體" fo:font-size="17pt" fo:font-weight="bold" officeooo:rsid="139b4e2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5" style:family="text">
      <style:text-properties fo:color="#050505" style:font-name="標楷體" fo:font-size="17pt" fo:font-weight="bold" officeooo:rsid="150b0c2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6" style:family="text">
      <style:text-properties fo:color="#050505" style:font-name="標楷體" fo:font-size="17pt" fo:font-weight="bold" officeooo:rsid="153952c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7" style:family="text">
      <style:text-properties fo:color="#050505" style:font-name="標楷體" fo:font-size="17pt" fo:font-weight="bold" officeooo:rsid="153af7c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8" style:family="text">
      <style:text-properties fo:color="#050505" style:font-name="標楷體" fo:font-size="17pt" fo:font-weight="bold" officeooo:rsid="167f952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9" style:family="text">
      <style:text-properties fo:color="#050505" style:font-name="標楷體" officeooo:rsid="167f9524" style:font-name-asian="標楷體"/>
    </style:style>
    <style:style style:name="T40" style:family="text">
      <style:text-properties fo:color="#050505" style:font-name="標楷體" officeooo:rsid="193ec9e9" style:font-name-asian="標楷體"/>
    </style:style>
    <style:style style:name="T41" style:family="text">
      <style:text-properties fo:color="#050505" style:font-name="標楷體" officeooo:rsid="153af7c3" style:font-name-asian="標楷體"/>
    </style:style>
    <style:style style:name="T42" style:family="text">
      <style:text-properties fo:color="#050505" style:font-name="標楷體" officeooo:rsid="1947e4a5" style:font-name-asian="標楷體"/>
    </style:style>
    <style:style style:name="T43" style:family="text">
      <style:text-properties fo:color="#050505" style:font-name="標楷體" officeooo:rsid="194d2c82" style:font-name-asian="標楷體"/>
    </style:style>
    <style:style style:name="T44" style:family="text">
      <style:text-properties fo:color="#050505" style:font-name="Liberation Serif" style:text-underline-style="solid" style:text-underline-width="auto" style:text-underline-color="font-color" officeooo:rsid="22455410"/>
    </style:style>
    <style:style style:name="T45" style:family="text">
      <style:text-properties fo:color="#050505" style:font-name="Liberation Serif" officeooo:rsid="22455410"/>
    </style:style>
    <style:style style:name="T46" style:family="text">
      <style:text-properties fo:color="#050505" style:font-name="標楷體1" fo:font-size="17pt" fo:font-weight="bol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7" style:family="text">
      <style:text-properties fo:color="#050505" style:font-name="標楷體1" fo:font-size="17pt" fo:font-weight="bold" officeooo:rsid="16acd1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8" style:family="text">
      <style:text-properties fo:color="#050505" style:font-name="標楷體1" officeooo:rsid="1db67b66"/>
    </style:style>
    <style:style style:name="T49" style:family="text">
      <style:text-properties fo:color="#050505" fo:font-size="17pt" fo:font-weight="bold" officeooo:rsid="16acd1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0" style:family="text">
      <style:text-properties fo:color="#050505" style:text-underline-style="solid" style:text-underline-width="auto" style:text-underline-color="font-color"/>
    </style:style>
    <style:style style:name="T51" style:family="text">
      <style:text-properties fo:color="#050505" style:text-underline-style="none" officeooo:rsid="08038b5c" style:font-name-complex="標楷體"/>
    </style:style>
    <style:style style:name="T52" style:family="text">
      <style:text-properties style:font-name="標楷體" style:font-name-asian="標楷體"/>
    </style:style>
    <style:style style:name="T53" style:family="text">
      <style:text-properties style:font-name="標楷體" officeooo:rsid="1c0f1bd7" style:font-name-asian="標楷體" style:font-name-complex="標楷體"/>
    </style:style>
    <style:style style:name="T54" style:family="text">
      <style:text-properties style:font-name="標楷體" officeooo:rsid="1521b011" style:font-name-asian="標楷體"/>
    </style:style>
    <style:style style:name="T55" style:family="text">
      <style:text-properties style:font-name="標楷體" officeooo:rsid="167f9524" style:font-name-asian="標楷體"/>
    </style:style>
    <style:style style:name="T56" style:family="text">
      <style:text-properties style:font-name="標楷體" officeooo:rsid="19318743" style:font-name-asian="標楷體"/>
    </style:style>
    <style:style style:name="T57" style:family="text">
      <style:text-properties style:font-name="標楷體" officeooo:rsid="193ec9e9" style:font-name-asian="標楷體"/>
    </style:style>
    <style:style style:name="T58" style:family="text">
      <style:text-properties style:font-name="標楷體" officeooo:rsid="1558a98c" style:font-name-asian="標楷體"/>
    </style:style>
    <style:style style:name="T59" style:family="text">
      <style:text-properties style:font-name="標楷體" officeooo:rsid="153af7c3" style:font-name-asian="標楷體"/>
    </style:style>
    <style:style style:name="T60" style:family="text">
      <style:text-properties style:font-name="標楷體" officeooo:rsid="1947e4a5" style:font-name-asian="標楷體"/>
    </style:style>
    <style:style style:name="T61" style:family="text">
      <style:text-properties style:font-name="標楷體" fo:font-size="17pt" fo:font-weight="bol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2" style:family="text">
      <style:text-properties style:font-name="標楷體" fo:font-size="17pt" fo:font-weight="bold" officeooo:rsid="1369f11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3" style:family="text">
      <style:text-properties style:font-name="標楷體" fo:font-size="17pt" fo:font-weight="bold" officeooo:rsid="1370ece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4" style:family="text">
      <style:text-properties style:font-name="標楷體" fo:font-size="17pt" fo:font-weight="bold" officeooo:rsid="1372dc8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5" style:family="text">
      <style:text-properties style:font-name="標楷體" fo:font-size="17pt" fo:font-weight="bold" officeooo:rsid="1377f05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6" style:family="text">
      <style:text-properties style:font-name="標楷體" fo:font-size="17pt" fo:font-weight="bold" officeooo:rsid="139b4e2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7" style:family="text">
      <style:text-properties style:font-name="標楷體" fo:font-size="17pt" fo:font-weight="bold" officeooo:rsid="13b174db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8" style:family="text">
      <style:text-properties style:font-name="標楷體" fo:font-size="17pt" fo:font-weight="bold" officeooo:rsid="13b9213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9" style:family="text">
      <style:text-properties style:font-name="標楷體" fo:font-size="17pt" fo:font-weight="bold" officeooo:rsid="13bb42e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0" style:family="text">
      <style:text-properties style:font-name="標楷體" fo:font-size="17pt" fo:font-weight="bold" officeooo:rsid="13c5426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1" style:family="text">
      <style:text-properties style:font-name="標楷體" fo:font-size="17pt" fo:font-weight="bold" officeooo:rsid="150b0c2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2" style:family="text">
      <style:text-properties style:font-name="標楷體" fo:font-size="17pt" fo:font-weight="bold" officeooo:rsid="153af7c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3" style:family="text">
      <style:text-properties style:font-name="標楷體" fo:font-size="17pt" fo:font-weight="bold" officeooo:rsid="15430da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4" style:family="text">
      <style:text-properties style:font-name="標楷體" fo:font-size="17pt" fo:font-weight="bold" officeooo:rsid="15575fd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5" style:family="text">
      <style:text-properties style:font-name="標楷體" fo:font-size="17pt" fo:font-weight="bold" officeooo:rsid="155a5d3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6" style:family="text">
      <style:text-properties style:font-name="標楷體" fo:font-size="17pt" fo:font-weight="bold" officeooo:rsid="15648b1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7" style:family="text">
      <style:text-properties style:font-name="標楷體" fo:font-size="17pt" fo:font-weight="bold" officeooo:rsid="157281a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8" style:family="text">
      <style:text-properties style:font-name="標楷體" fo:font-size="17pt" fo:font-weight="bold" officeooo:rsid="157d635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9" style:family="text">
      <style:text-properties style:font-name="標楷體" fo:font-size="17pt" fo:font-weight="bold" officeooo:rsid="157eed7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0" style:family="text">
      <style:text-properties style:font-name="標楷體" fo:font-size="17pt" fo:font-weight="bold" officeooo:rsid="1581f5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1" style:family="text">
      <style:text-properties style:font-name="標楷體" fo:font-size="17pt" fo:font-weight="bold" officeooo:rsid="158ce17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2" style:family="text">
      <style:text-properties style:font-name="標楷體" fo:font-size="17pt" fo:font-weight="bold" officeooo:rsid="158e4b0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3" style:family="text">
      <style:text-properties style:font-name="標楷體" fo:font-size="17pt" fo:font-weight="bold" officeooo:rsid="1590cc8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4" style:family="text">
      <style:text-properties style:font-name="標楷體" fo:font-size="17pt" fo:font-weight="bold" officeooo:rsid="15914b7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5" style:family="text">
      <style:text-properties style:font-name="標楷體" fo:font-size="17pt" fo:font-weight="bold" officeooo:rsid="15928a5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6" style:family="text">
      <style:text-properties style:font-name="標楷體" fo:font-size="17pt" fo:font-weight="bold" officeooo:rsid="159ca00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7" style:family="text">
      <style:text-properties style:font-name="標楷體" fo:font-size="17pt" fo:font-weight="bold" officeooo:rsid="15abc0f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8" style:family="text">
      <style:text-properties style:font-name="標楷體" fo:font-size="17pt" fo:font-weight="bold" officeooo:rsid="15af44a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9" style:family="text">
      <style:text-properties style:font-name="標楷體" fo:font-size="17pt" fo:font-weight="bold" officeooo:rsid="167f952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0" style:family="text">
      <style:text-properties style:font-name="標楷體" fo:font-size="17pt" fo:font-weight="bold" officeooo:rsid="1558a98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1" style:family="text">
      <style:text-properties style:font-name="標楷體" fo:font-size="17pt" fo:font-weight="bold" officeooo:rsid="168b5f8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2" style:family="text">
      <style:text-properties style:font-name="標楷體" fo:font-size="17pt" fo:font-weight="bold" officeooo:rsid="168b893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3" style:family="text">
      <style:text-properties style:font-name="標楷體" fo:font-size="17pt" fo:font-weight="bold" officeooo:rsid="16889b9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4" style:family="text">
      <style:text-properties style:font-name="標楷體" fo:font-size="17pt" fo:font-weight="bold" officeooo:rsid="16ae287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5" style:family="text">
      <style:text-properties style:font-name="標楷體" fo:font-size="17pt" fo:font-weight="bold" officeooo:rsid="16af9d2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6" style:family="text">
      <style:text-properties style:font-name="標楷體" fo:font-size="17pt" fo:font-weight="bold" officeooo:rsid="16b4db0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7" style:family="text">
      <style:text-properties style:font-name="標楷體" fo:font-size="17pt" fo:font-weight="bold" officeooo:rsid="1c37948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8" style:family="text">
      <style:text-properties style:font-name="標楷體" fo:font-size="17pt" fo:font-weight="bold" officeooo:rsid="1c38f92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9" style:family="text">
      <style:text-properties style:font-name="標楷體" fo:font-size="17pt" fo:font-weight="bold" officeooo:rsid="1c3ac06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00" style:family="text">
      <style:text-properties style:font-name="標楷體" fo:font-size="17pt" fo:font-weight="bold" officeooo:rsid="1c4174f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01" style:family="text">
      <style:text-properties style:font-name="標楷體" fo:font-size="17pt" fo:font-weight="bold" officeooo:rsid="1c45492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02" style:family="text">
      <style:text-properties style:font-name="標楷體" fo:font-size="17pt" fo:font-weight="bold" officeooo:rsid="158ce1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03" style:family="text">
      <style:text-properties style:font-name="標楷體" fo:font-size="17pt" fo:language="zxx" fo:country="none" fo:font-weight="bold" officeooo:rsid="16889b98" style:font-name-asian="標楷體" style:font-size-asian="17pt" style:language-asian="zxx" style:country-asian="none" style:font-weight-asian="bold" style:font-name-complex="標楷體" style:font-size-complex="17pt" style:language-complex="zxx" style:country-complex="none" style:font-weight-complex="bold"/>
    </style:style>
    <style:style style:name="T104" style:family="text">
      <style:text-properties style:font-name="標楷體" fo:font-size="17pt" fo:language="zxx" fo:country="none" fo:font-weight="bold" officeooo:rsid="168b5f8a" style:font-name-asian="標楷體" style:font-size-asian="17pt" style:language-asian="zh" style:country-asian="TW" style:font-weight-asian="bold" style:font-name-complex="標楷體" style:font-size-complex="17pt" style:language-complex="zxx" style:country-complex="none" style:font-weight-complex="bold"/>
    </style:style>
    <style:style style:name="T105" style:family="text">
      <style:text-properties style:font-name-asian="標楷體1"/>
    </style:style>
    <style:style style:name="T106" style:family="text">
      <style:text-properties officeooo:rsid="150b0c2c" style:font-name-asian="標楷體1"/>
    </style:style>
    <style:style style:name="T107" style:family="text">
      <style:text-properties officeooo:rsid="152712f9" style:font-name-asian="標楷體1"/>
    </style:style>
    <style:style style:name="T108" style:family="text">
      <style:text-properties officeooo:rsid="123cee58"/>
    </style:style>
    <style:style style:name="T109" style:family="text">
      <style:text-properties officeooo:rsid="124ee447"/>
    </style:style>
    <style:style style:name="T110" style:family="text">
      <style:text-properties officeooo:rsid="106f552c"/>
    </style:style>
    <style:style style:name="T111" style:family="text">
      <style:text-properties officeooo:rsid="133bbf48"/>
    </style:style>
    <style:style style:name="T112" style:family="text">
      <style:text-properties officeooo:rsid="135a8724"/>
    </style:style>
    <style:style style:name="T113" style:family="text">
      <style:text-properties officeooo:rsid="13c99714"/>
    </style:style>
    <style:style style:name="T114" style:family="text">
      <style:text-properties style:font-name="Liberation Serif1" officeooo:rsid="13c99714"/>
    </style:style>
    <style:style style:name="T115" style:family="text">
      <style:text-properties style:font-name="Liberation Serif" fo:font-size="17pt" fo:font-weight="bold" officeooo:rsid="158ce1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6" style:family="text">
      <style:text-properties style:font-name="Liberation Serif" fo:font-size="17pt" fo:font-weight="bold" officeooo:rsid="15e810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7" style:family="text">
      <style:text-properties officeooo:rsid="1377f054"/>
    </style:style>
    <style:style style:name="T118" style:family="text">
      <style:text-properties officeooo:rsid="14fcf54c"/>
    </style:style>
    <style:style style:name="T119" style:family="text">
      <style:text-properties officeooo:rsid="14fd93b4"/>
    </style:style>
    <style:style style:name="T120" style:family="text">
      <style:text-properties officeooo:rsid="1503a14d"/>
    </style:style>
    <style:style style:name="T121" style:family="text">
      <style:text-properties officeooo:rsid="150b0c2c"/>
    </style:style>
    <style:style style:name="T122" style:family="text">
      <style:text-properties officeooo:rsid="1530ca9f"/>
    </style:style>
    <style:style style:name="T123" style:family="text">
      <style:text-properties fo:font-size="17pt" fo:font-weight="bol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4" style:family="text">
      <style:text-properties fo:font-size="17pt" fo:font-weight="bold" officeooo:rsid="158ce1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5" style:family="text">
      <style:text-properties officeooo:rsid="15d13b5a"/>
    </style:style>
    <style:style style:name="T126" style:family="text">
      <style:text-properties officeooo:rsid="1558a98c"/>
    </style:style>
    <style:style style:name="T127" style:family="text">
      <style:text-properties officeooo:rsid="1c066305"/>
    </style:style>
    <style:style style:name="T128" style:family="text">
      <style:text-properties style:text-underline-style="none" style:font-name-complex="標楷體"/>
    </style:style>
    <style:style style:name="T129" style:family="text">
      <style:text-properties style:text-underline-style="none" officeooo:rsid="08038b5c" style:font-name-complex="標楷體"/>
    </style:style>
    <style:style style:name="T130" style:family="text">
      <style:text-properties style:text-underline-style="none" officeooo:rsid="07ca52e4" style:font-name-complex="標楷體"/>
    </style:style>
    <style:style style:name="T131" style:family="text">
      <style:text-properties style:text-underline-style="none" officeooo:rsid="1c066305" style:font-name-complex="標楷體"/>
    </style:style>
    <style:style style:name="T132" style:family="text">
      <style:text-properties style:text-underline-style="none" officeooo:rsid="1c26ff71" style:font-name-complex="標楷體"/>
    </style:style>
    <style:style style:name="T133" style:family="text">
      <style:text-properties style:text-underline-style="solid" style:text-underline-width="auto" style:text-underline-color="font-color"/>
    </style:style>
    <style:style style:name="T134" style:family="text">
      <style:text-properties style:text-underline-style="solid" style:text-underline-width="auto" style:text-underline-color="font-color" style:font-name-asian="標楷體1"/>
    </style:style>
    <style:style style:name="T135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2fbc1835" style:font-style-asian="normal" style:font-name-complex="標楷體" style:text-emphasize="none"/>
    </style:style>
    <style:style style:name="T136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1ec344f6" style:font-style-asian="normal" style:font-name-complex="標楷體" style:text-emphasize="none"/>
    </style:style>
    <style:style style:name="T137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38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88e6ff4" style:font-name-asian="標楷體1" style:font-style-asian="normal" style:font-name-complex="標楷體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font-name-complex="標楷體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none" officeooo:rsid="1ed13440" style:font-style-asian="normal" style:font-name-complex="標楷體" style:text-emphasize="none"/>
    </style:style>
    <style:style style:name="T141" style:family="text">
      <style:text-properties style:text-outline="false" style:text-line-through-style="none" style:text-line-through-type="none" style:text-position="0% 100%" style:font-name="Arial" fo:font-style="normal" fo:text-shadow="none" style:text-underline-style="none" officeooo:rsid="1ed13440" style:font-name-asian="Arial" style:font-style-asian="normal" style:font-name-complex="標楷體" style:text-emphasize="none"/>
    </style:style>
    <style:style style:name="T142" style:family="text">
      <style:text-properties style:font-name="Arial" style:font-name-asian="Arial"/>
    </style:style>
    <style:style style:name="T143" style:family="text">
      <style:text-properties style:font-name="Arial" fo:font-size="17pt" fo:font-weight="bold" officeooo:rsid="133bbf48" style:font-name-asian="Arial" style:font-size-asian="17pt" style:language-asian="zh" style:country-asian="TW" style:font-weight-asian="bold" style:font-size-complex="17pt" style:font-weight-complex="bold"/>
    </style:style>
    <style:style style:name="T144" style:family="text">
      <style:text-properties style:font-name="Arial" fo:font-size="17pt" style:text-underline-style="none" fo:font-weight="bold" officeooo:rsid="133bbf48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145" style:family="text">
      <style:text-properties style:font-name="Arial" style:text-underline-style="none" style:font-name-asian="Arial" style:font-name-complex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32082626" text:style-name="L1">
        <text:list-item>
          <text:p text:style-name="P1"><text:bookmark-start text:name="剛體"/>剛體<text:bookmark-end text:name="剛體"/></text:p>
          <text:list>
            <text:list-item>
              <text:p text:style-name="P1">剛體 是 絕對 不會 產生 任何 應變、應力 的 個體。</text:p>
            </text:list-item>
            <text:list-item>
              <text:p text:style-name="P2">剛體 是 絕對 不會 產生 任何 變形、形變 的 個體。</text:p>
            </text:list-item>
            <text:list-item>
              <text:p text:style-name="P2">剛體 是 完美 個體。</text:p>
            </text:list-item>
            <text:list-item>
              <text:p text:style-name="P1">&lt;_?3_&gt;個體 不是 剛體。</text:p>
            </text:list-item>
            <text:list-item>
              <text:p text:style-name="P1">&lt;?n&gt; ~ &lt;?u&gt; 個體群 都不是 剛體。</text:p>
            </text:list-item>
            <text:list-item>
              <text:p text:style-name="P3">實際上，不存在 剛體。</text:p>
            </text:list-item>
            <text:list-item>
              <text:p text:style-name="P3">沒有 任何 個體 是 剛體。</text:p>
            </text:list-item>
            <text:list-item>
              <text:p text:style-name="P4">&lt;_?3_&gt;個體 也是 有機率 發生 應變、應力、剪力、硬化、彈性反應、內部斷裂。</text:p>
            </text:list-item>
          </text:list>
        </text:list-item>
        <text:list-item>
          <text:p text:style-name="P5">&lt;?<text:span text:style-name="T108">2&gt;個體 的 </text:span>移動、傳遞。</text:p>
          <text:list>
            <text:list-item>
              <text:p text:style-name="P287">&lt;?<text:span text:style-name="T108">2&gt;</text:span>個體 <text:span text:style-name="T1">會</text:span>透過 <text:span text:style-name="T1">突波、</text:span>疏密波 <text:span text:style-name="T1">在 &lt;_?</text:span><text:span text:style-name="T2">3_&gt;個體</text:span><text:span text:style-name="T108"> 進行 動能型運動。</text:span><text:span text:style-name="T33">復立葉轉換</text:span></text:p>
              <text:list>
                <text:list-item>
                  <text:p text:style-name="P6">&lt;_?<text:span text:style-name="T109">3_&gt;個體 會藉由 疏密波型態（動能型運動）傳遞 </text:span>&lt;?<text:span text:style-name="T108">2&gt;</text:span>個體。</text:p>
                </text:list-item>
                <text:list-item>
                  <text:p text:style-name="P77"><text:span text:style-name="T5">&lt;?</text:span><text:span text:style-name="T6">2&gt;</text:span><text:span text:style-name="T5">個體 接近 之後，空間（節點群）會 變密、變緊、逐漸進入緊縮態。</text:span></text:p>
                </text:list-item>
                <text:list-item>
                  <text:p text:style-name="P78"><text:span text:style-name="T5">&lt;?</text:span><text:span text:style-name="T6">2&gt;</text:span><text:span text:style-name="T5">個體 遠離 之後，空間（節點群）會 變疏、變松、逐漸回到自然態。</text:span></text:p>
                </text:list-item>
                <text:list-item>
                  <text:p text:style-name="P79"><text:span text:style-name="T5">&lt;?</text:span><text:span text:style-name="T6">2&gt;</text:span><text:span text:style-name="T5">個體 質量 越高，空間（節點群、組成該結構的粒子群）越密、越緊。</text:span></text:p>
                </text:list-item>
                <text:list-item>
                  <text:p text:style-name="P7">明顯例子，物體移動、星體運動。</text:p>
                </text:list-item>
              </text:list>
            </text:list-item>
          </text:list>
        </text:list-item>
        <text:list-item>
          <text:p text:style-name="P288"><text:bookmark-start text:name="量子糾纏"/>量子糾纏<text:bookmark-end text:name="量子糾纏"/></text:p>
          <text:list>
            <text:list-item>
              <text:p text:style-name="P7">兩個 粒子 相互 糾纏 的 時候，會將 能量 轉為 儲量。</text:p>
            </text:list-item>
            <text:list-item>
              <text:p text:style-name="P8">當 兩個粒子 分開 來 之後。</text:p>
              <text:list>
                <text:list-item>
                  <text:p text:style-name="P8">儲量 會 逐漸、穩態 轉為 能量。</text:p>
                  <text:list>
                    <text:list-item>
                      <text:p text:style-name="P9">儲量 的 轉換、衰變、衰退、衰退率、消耗 是 極端 穩定、佔比無限趨近於零</text:p>
                      <text:list>
                        <text:list-item>
                          <text:p text:style-name="P10">佔比無限趨近於零 是 轉為能量的儲量 除以 總除量。</text:p>
                        </text:list-item>
                        <text:list-item>
                          <text:p text:style-name="P10">明顯例子 是 飛輪。</text:p>
                        </text:list-item>
                      </text:list>
                    </text:list-item>
                  </text:list>
                </text:list-item>
                <text:list-item>
                  <text:p text:style-name="P11">兩個粒子（儲量 轉為 能量）的 自旋運動 方向相反、大小一致。</text:p>
                  <text:list>
                    <text:list-item>
                      <text:p text:style-name="P11">明顯例子 是 作用力 與 反作用力。</text:p>
                    </text:list-item>
                  </text:list>
                </text:list-item>
                <text:list-item>
                  <text:p text:style-name="P8">兩個粒子 的 運動、作用 軌跡 強烈相依於 <text:span text:style-name="T110">粒子初始條件、&lt;_?3_&gt;個體的光痕狀態。</text:span></text:p>
                </text:list-item>
                <text:list-item>
                  <text:p text:style-name="P289">兩個粒子 <text:span text:style-name="T1">之間</text:span> 沒有 <text:span text:style-name="T1">任何</text:span> <text:span text:style-name="T1">聯繫、連接、</text:span>交互作用<text:span text:style-name="T1">、相依性</text:span>。</text:p>
                  <text:list>
                    <text:list-item>
                      <text:p text:style-name="P12">兩個粒子 之間 看似 有 極端強烈 相依性 的 原因很明顯。</text:p>
                      <text:list>
                        <text:list-item>
                          <text:p text:style-name="P12">只是 因為 兩個粒子 帶有 方向相反、大小一致 的 儲量。</text:p>
                        </text:list-item>
                        <text:list-item>
                          <text:p text:style-name="P13">明顯例子</text:p>
                          <text:list>
                            <text:list-item>
                              <text:p text:style-name="P13">粒子 是 水庫、暫存器、儲存器。</text:p>
                            </text:list-item>
                            <text:list-item>
                              <text:p text:style-name="P12">儲能 是 水。</text:p>
                            </text:list-item>
                            <text:list-item>
                              <text:p text:style-name="P12">水庫 的 開口 極端 的 渺小。</text:p>
                            </text:list-item>
                            <text:list-item>
                              <text:p text:style-name="P12">水庫 的 開口 將 儲量 變為 能量。</text:p>
                            </text:list-item>
                            <text:list-item>
                              <text:p text:style-name="P12">水庫 的 供水 極端 穩定、穩態。</text:p>
                            </text:list-item>
                            <text:list-item>
                              <text:p text:style-name="P12">水庫 的 供水 極端 難以 用 外力 改變。</text:p>
                              <text:list>
                                <text:list-item>
                                  <text:p text:style-name="P12">粒子 的 糾纏、自旋 難以 用 外力 改變。</text:p>
                                </text:list-item>
                              </text:list>
                            </text:list-item>
                            <text:list-item>
                              <text:p text:style-name="P12">明顯例子，<text:span text:style-name="T114">π介子</text:span><text:span text:style-name="T113"> 衰變 成 電子、正電子。</text:span></text:p>
                              <text:list>
                                <text:list-item>
                                  <text:p text:style-name="P12">電子、正電子 的 角動量 相同。</text:p>
                                  <text:list>
                                    <text:list-item>
                                      <text:p text:style-name="P12">因此 動能 的 顯性 特徵 相同、同步。</text:p>
                                    </text:list-item>
                                    <text:list-item>
                                      <text:p text:style-name="P14">因此 自旋 反向 同步。</text:p>
                                    </text:list-item>
                                    <text:list-item>
                                      <text:p text:style-name="P15">兩個 粒子 彷彿 在 遠距離 相互 糾纏。</text:p>
                                    </text:list-item>
                                  </text:list>
                                </text:list-item>
                                <text:list-item>
                                  <text:p text:style-name="P16">不同 角動量 的 兩個 粒子 帶有 方向相反、大小一致 的 儲量。</text:p>
                                  <text:list>
                                    <text:list-item>
                                      <text:p text:style-name="P16">但是 動能 的 顯性 特徵 不同、異步。</text:p>
                                    </text:list-item>
                                    <text:list-item>
                                      <text:p text:style-name="P17">因此 自旋 反向 異步、週期性同步。</text:p>
                                      <text:list>
                                        <text:list-item>
                                          <text:p text:style-name="P18">已知 兩個 粒子 的 角動量，可反推出 每一瞬間 的 自旋差。</text:p>
                                          <text:list>
                                            <text:list-item>
                                              <text:p text:style-name="P18">自旋差 是 兩個 粒子 的 自旋 相差、差值、相對差值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">已知 兩個 粒子 的 角動量，可反推出 自旋差的週期性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明顯的驗證方式，使用 三個粒子 分別 糾纏。</text:p>
                      <text:list>
                        <text:list-item>
                          <text:p text:style-name="P20">第一個粒子 和 第二個粒子 相互糾纏。</text:p>
                        </text:list-item>
                        <text:list-item>
                          <text:p text:style-name="P20">確認 第一個粒子 和 第二個粒子 有 糾纏 現象。</text:p>
                        </text:list-item>
                        <text:list-item>
                          <text:p text:style-name="P20">第二個粒子 和 第三個粒子 相互糾纏。</text:p>
                          <text:list>
                            <text:list-item>
                              <text:p text:style-name="P21">這時候，蘊含較高儲量 的 粒子 較難 改變。</text:p>
                            </text:list-item>
                            <text:list-item>
                              <text:p text:style-name="P20">這時候，蘊含較低儲量 的 粒子 較易 改變。</text:p>
                            </text:list-item>
                            <text:list-item>
                              <text:p text:style-name="P22">然後，第二個粒子 和 第三個粒子 會 逐漸 取得 動態、暫態 平衡。</text:p>
                              <text:list>
                                <text:list-item>
                                  <text:p text:style-name="P23">吸收 能量。</text:p>
                                </text:list-item>
                                <text:list-item>
                                  <text:p text:style-name="P23">能量 轉變成 儲量。</text:p>
                                </text:list-item>
                              </text:list>
                            </text:list-item>
                            <text:list-item>
                              <text:p text:style-name="P22">最終，第二個粒子 和 第三個粒子 會 取得 靜態、穩態 平衡。</text:p>
                              <text:list>
                                <text:list-item>
                                  <text:p text:style-name="P22">兩個粒子 無法 蘊含 更多 的 儲量 在 粒子（本身）。</text:p>
                                  <text:list>
                                    <text:list-item>
                                      <text:p text:style-name="P24">明顯例子 是 飛輪 達到 靜態、穩態，無法 儲存 更多 的 儲量。</text:p>
                                    </text:list-item>
                                  </text:list>
                                </text:list-item>
                                <text:list-item>
                                  <text:p text:style-name="P22">明顯例子 是 水庫 填滿 水，再怎麼裝水，水也只會溢出來。</text:p>
                                </text:list-item>
                              </text:list>
                            </text:list-item>
                            <text:list-item>
                              <text:p text:style-name="P25">最終，第二個粒子 和 第三個粒子 會 穩定、穩態 糾纏。</text:p>
                              <text:list>
                                <text:list-item>
                                  <text:p text:style-name="P25">第二個粒子、第三個粒子 的 儲量 方向相反、大小一致。</text:p>
                                </text:list-item>
                                <text:list-item>
                                  <text:p text:style-name="P26"><text:span text:style-name="T110">&lt;_?3_&gt;個體的光痕狀態 造成 </text:span>粒子 的 行進、分布 是 常態分布。</text:p>
                                </text:list-item>
                                <text:list-item>
                                  <text:p text:style-name="P27">明顯例子，違反 貝爾不等式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">這時候，第一個粒子 不再 跟 第二個粒子 維持 所謂的 量子糾纏。</text:p>
                          <text:list>
                            <text:list-item>
                              <text:p text:style-name="P29">原因很明顯，第一個粒子 的 儲量、儲量衰退率 維持不變。</text:p>
                            </text:list-item>
                            <text:list-item>
                              <text:p text:style-name="P29">原因很明顯，第二個粒子 的 儲量、儲量衰退率 被更新。</text:p>
                            </text:list-item>
                            <text:list-item>
                              <text:p text:style-name="P30">原因很明顯，第二個粒子、第三個粒子 的 儲量 方向相反、大小一致。</text:p>
                            </text:list-item>
                            <text:list-item>
                              <text:p text:style-name="P31">原因很明顯，第二個粒子、第三個粒子 的 儲量衰退率 一致。</text:p>
                              <text:list>
                                <text:list-item>
                                  <text:p text:style-name="P32">第二個粒子、第三個粒子 發生、維持、保持 所謂的 量子糾纏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量子退相干"/>量子退相干<text:bookmark-end text:name="量子退相干"/></text:p>
          <text:list>
            <text:list-item>
              <text:p text:style-name="P33">量子退相干 是 量子糾纏現象 消失。<text:span text:style-name="T33">（人類認定的 量子退相干、量子糾纏現象）</text:span></text:p>
            </text:list-item>
            <text:list-item>
              <text:p text:style-name="P34">當 兩個粒子 分開 來 之後。</text:p>
              <text:list>
                <text:list-item>
                  <text:p text:style-name="P34">儲量 會 逐漸、穩態 轉為 能量。</text:p>
                  <text:list>
                    <text:list-item>
                      <text:p text:style-name="P34">儲量 的 轉換、衰變、衰退、衰退率、消耗 是 極端 穩定、佔比無限趨近於零</text:p>
                      <text:list>
                        <text:list-item>
                          <text:p text:style-name="P34">佔比無限趨近於零 是 轉為能量的儲量 除以 總除量。</text:p>
                        </text:list-item>
                        <text:list-item>
                          <text:p text:style-name="P34">明顯例子 是 飛輪。</text:p>
                        </text:list-item>
                      </text:list>
                    </text:list-item>
                  </text:list>
                </text:list-item>
                <text:list-item>
                  <text:p text:style-name="P34">兩個粒子（儲量 轉為 能量）的 自旋運動 方向相反、大小一致。</text:p>
                </text:list-item>
              </text:list>
            </text:list-item>
            <text:list-item>
              <text:p text:style-name="P34">量子退相干 的 明顯例子，飛輪 的 旋轉現象消失、旋轉現象受到其他個體影響而發生改變。</text:p>
              <text:list>
                <text:list-item>
                  <text:p text:style-name="P35">原因很明顯，飛輪 的 儲量 用完。</text:p>
                  <text:list>
                    <text:list-item>
                      <text:p text:style-name="P36">飛輪 持續不斷 把 儲量 轉換成 能量。</text:p>
                      <text:list>
                        <text:list-item>
                          <text:p text:style-name="P36">直到 飛輪蘊含的 儲量 歸零、無限趨近於零。</text:p>
                        </text:list-item>
                      </text:list>
                    </text:list-item>
                  </text:list>
                </text:list-item>
                <text:list-item>
                  <text:p text:style-name="P37">當下的 飛輪 旋轉現象、旋轉方向，由 當下的其他個體的宗量、飛輪的結構 決定。</text:p>
                  <text:list>
                    <text:list-item>
                      <text:p text:style-name="P38">當下的其他個體的宗量 是 某一特定個體 輸入 旋轉動能 到 該飛輪。</text:p>
                      <text:list>
                        <text:list-item>
                          <text:p text:style-name="P39">該飛輪 的 能量、儲量 增加、減少、維持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<text:span text:style-name="T139">明顯例子，</text:span><text:span text:style-name="T135">斯特恩-蓋拉赫實驗，銀原子束 通過 不均勻磁場，分布成</text:span><text:span text:style-name="T136"> 兩個 點</text:span><text:span text:style-name="T139">。</text:span></text:p>
              <text:list>
                <text:list-item>
                  <text:p text:style-name="P129">銀原子 進入 磁場 之後，飛行、移動 距離 越長，點 的 精度、準度、精準度 越高。</text:p>
                  <text:list>
                    <text:list-item>
                      <text:p text:style-name="P40"><text:span text:style-name="T141">↔</text:span><text:span text:style-name="T140"> </text:span><text:span text:style-name="T139">量子糾纏 現象 越明顯。</text:span></text:p>
                    </text:list-item>
                    <text:list-item>
                      <text:p text:style-name="P41"><text:span text:style-name="T139">明顯例子，</text:span><text:span text:style-name="T135">飛輪 </text:span><text:span text:style-name="T139">儲存 儲量</text:span><text:span text:style-name="T135">。</text:span></text:p>
                    </text:list-item>
                  </text:list>
                </text:list-item>
                <text:list-item>
                  <text:p text:style-name="P130">銀原子 脫離 磁場 之後，飛行、移動 距離 越長，點 的 精度、準度、精準度 越低。</text:p>
                  <text:list>
                    <text:list-item>
                      <text:p text:style-name="P40"><text:span text:style-name="T141">↔</text:span><text:span text:style-name="T140"> </text:span><text:span text:style-name="T139">量子退相干 現象 越明顯。</text:span></text:p>
                    </text:list-item>
                    <text:list-item>
                      <text:p text:style-name="P41"><text:span text:style-name="T139">明顯例子，</text:span><text:span text:style-name="T135">飛輪 釋放</text:span><text:span text:style-name="T139"> 儲量</text:span><text:span text:style-name="T135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光電效應"/>光電效應<text:bookmark-end text:name="光電效應"/></text:p>
          <text:list>
            <text:list-item>
              <text:p text:style-name="P32">W = <text:span text:style-name="T111">h * f–E</text:span></text:p>
              <text:list>
                <text:list-item>
                  <text:p text:style-name="P43">W 是 逸出功。</text:p>
                  <text:list>
                    <text:list-item>
                      <text:p text:style-name="P44">W 是 宗量。</text:p>
                    </text:list-item>
                  </text:list>
                </text:list-item>
                <text:list-item>
                  <text:p text:style-name="P43">h 是 常數。</text:p>
                  <text:list>
                    <text:list-item>
                      <text:p text:style-name="P43">h 是 &lt;_?3_&gt;個體 的 特性。<text:span text:style-name="T33">（&lt;_?3_&gt;個體 的 特性 的 顯性特徵）</text:span></text:p>
                    </text:list-item>
                  </text:list>
                </text:list-item>
                <text:list-item>
                  <text:p text:style-name="P43">f 是 頻率。</text:p>
                  <text:list>
                    <text:list-item>
                      <text:p text:style-name="P43">f 是 儲量。</text:p>
                    </text:list-item>
                  </text:list>
                </text:list-item>
                <text:list-item>
                  <text:p text:style-name="P43">E 是 動能。</text:p>
                  <text:list>
                    <text:list-item>
                      <text:p text:style-name="P43">E 是 能量。</text:p>
                    </text:list-item>
                  </text:list>
                </text:list-item>
              </text:list>
            </text:list-item>
            <text:list-item>
              <text:p text:style-name="P43">光的頻率 越大，電子的 震動、震盪、振動頻率、動能 越大，發生光電效應的機率 越高。</text:p>
              <text:list>
                <text:list-item>
                  <text:p text:style-name="P43">光 是 打入電子的 光。</text:p>
                </text:list-item>
                <text:list-item>
                  <text:p text:style-name="P43">光 是 電子蘊含的 光。</text:p>
                </text:list-item>
                <text:list-item>
                  <text:p text:style-name="P45">電子 蘊含 光。</text:p>
                  <text:list>
                    <text:list-item>
                      <text:p text:style-name="P45">電子的 震動、震盪、振動頻率、動能 蘊含 光的 震動、震盪、振動頻率、動能。</text:p>
                    </text:list-item>
                  </text:list>
                </text:list-item>
                <text:list-item>
                  <text:p text:style-name="P46">光電效應 的 明顯例子，光 照射 金屬板。</text:p>
                  <text:list>
                    <text:list-item>
                      <text:p text:style-name="P47">金屬板 有機率發生 光電效應，射出 電子。</text:p>
                    </text:list-item>
                  </text:list>
                </text:list-item>
                <text:list-item>
                  <text:p text:style-name="P48">光強 是 光（本身）蘊含的 宗量。</text:p>
                  <text:list>
                    <text:list-item>
                      <text:p text:style-name="P294"><text:span text:style-name="T105">（後續描述在 </text:span><text:span text:style-name="T134">能量、儲量</text:span><text:span text:style-name="T105"> 文件群的 </text:span><text:span text:style-name="T138">宗速</text:span><text:span text:style-name="T137"> 的 </text:span><text:span text:style-name="T138">光強 是 光（本身）蘊含的 宗量</text:span><text:span text:style-name="T105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bookmark-start text:name="電磁波"/>電磁波<text:bookmark-end text:name="電磁波"/></text:p>
          <text:list>
            <text:list-item>
              <text:p text:style-name="P50">電磁波 是 以某一特定頻率 震盪的 波。</text:p>
              <text:list>
                <text:list-item>
                  <text:p text:style-name="P51">第一種情況，電磁波的頻率 會持續維持在 自然頻率。</text:p>
                  <text:list>
                    <text:list-item>
                      <text:p text:style-name="P52">電磁波的頻率 收斂、維持在 自然頻率、穩態震盪，並且 不再衰減。</text:p>
                      <text:list>
                        <text:list-item>
                          <text:p text:style-name="P53">直到 環境 擾動，電磁波的頻率 發散，電磁波 從 穩態震盪 變成 暫態震盪。</text:p>
                        </text:list-item>
                      </text:list>
                    </text:list-item>
                    <text:list-item>
                      <text:p text:style-name="P54">電磁波的頻率 以 自然頻率 持續不斷 震盪、自激發。</text:p>
                    </text:list-item>
                  </text:list>
                </text:list-item>
                <text:list-item>
                  <text:p text:style-name="P55">第二種情況，電磁波的頻率 會持續衰減，直到 頻率無限趨近於 零。</text:p>
                </text:list-item>
                <text:list-item>
                  <text:p text:style-name="P55">第三種情況，電磁波的頻率 會持續發散，直到 頻率無限趨近於 <text:span text:style-name="T53">∞</text:span>。</text:p>
                </text:list-item>
              </text:list>
            </text:list-item>
            <text:list-item>
              <text:p text:style-name="P56">電磁波 是 自然頻率 震盪的 波。</text:p>
              <text:list>
                <text:list-item>
                  <text:p text:style-name="P56">明顯例子，沒有 施加外力、自然頻率 震盪的 彈簧。</text:p>
                </text:list-item>
                <text:list-item>
                  <text:p text:style-name="P131">&lt;_?3_&gt;個體 <text:span text:style-name="T23">蘊含的電磁波的 自然頻率 極端強烈</text:span><text:span text:style-name="T22">相依於 </text:span>&lt;_?3_&gt;個體 材料特性、導電特性。</text:p>
                  <text:list>
                    <text:list-item>
                      <text:p text:style-name="P132">在（人類認定的）外太空傳遞的 <text:span text:style-name="T23">電磁波 極端強烈</text:span><text:span text:style-name="T22">相依於 當下的</text:span>材料特性。</text:p>
                      <text:list>
                        <text:list-item>
                          <text:p text:style-name="P133"><text:span text:style-name="T22">當下的</text:span>材料特性 是 <text:span text:style-name="T22">當下的當下的位置的 </text:span>&lt;?3&gt;材料特性、&lt;?3&gt;導電特性。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假定 某一特定個體 是 封閉系統。<text:span text:style-name="T33">（內容在 </text:span><text:span text:style-name="T50">能量、儲量 (第2本)</text:span><text:span text:style-name="T33"> 的 </text:span><text:span text:style-name="T44">空間維度</text:span><text:span text:style-name="T45">）</text:span></text:p>
              <text:list>
                <text:list-item>
                  <text:p text:style-name="P72">封閉系統 是 沒有 跟其他個體 交互作用 的 系統。</text:p>
                </text:list-item>
                <text:list-item>
                  <text:p text:style-name="P216"><text:span text:style-name="T30">該個體，</text:span><text:span text:style-name="T26">儲量 不變</text:span><text:span text:style-name="T27">，</text:span><text:span text:style-name="T31">能</text:span><text:span text:style-name="T26">量 不變。</text:span></text:p>
                </text:list-item>
                <text:list-item>
                  <text:p text:style-name="P216"><text:span text:style-name="T30">該個體，</text:span><text:span text:style-name="T26">儲量 增加</text:span><text:span text:style-name="T27">，</text:span><text:span text:style-name="T31">能</text:span><text:span text:style-name="T26">量 減少。</text:span></text:p>
                </text:list-item>
                <text:list-item>
                  <text:p text:style-name="P216"><text:span text:style-name="T30">該個體，</text:span><text:span text:style-name="T26">儲量 減少</text:span><text:span text:style-name="T27">，</text:span><text:span text:style-name="T31">能</text:span><text:span text:style-name="T26">量 增加。</text:span></text:p>
                  <text:list>
                    <text:list-item>
                      <text:p text:style-name="P72">宗量守恆。</text:p>
                    </text:list-item>
                    <text:list-item>
                      <text:p text:style-name="P216"><text:span text:style-name="T26">明顯例子，彈簧</text:span><text:span text:style-name="T32">，</text:span><text:span text:style-name="T25">彈簧壓縮長度</text:span><text:span text:style-name="T26"> 減少</text:span><text:span text:style-name="T27">，</text:span><text:span text:style-name="T28">力</text:span><text:span text:style-name="T29"> </text:span><text:span text:style-name="T26">增加</text:span><text:span text:style-name="T29">。</text:span></text:p>
                      <text:list>
                        <text:list-item>
                          <text:p text:style-name="P216"><text:span text:style-name="T25">彈簧壓縮長度 轉換成 </text:span><text:span text:style-name="T28">力。</text:span></text:p>
                        </text:list-item>
                        <text:list-item>
                          <text:p text:style-name="P80"><text:span text:style-name="T16">該彈簧 自然態 </text:span><text:span text:style-name="T17">減少 </text:span><text:span text:style-name="T18">彈簧壓縮長度。</text:span></text:p>
                        </text:list-item>
                        <text:list-item>
                          <text:p text:style-name="P80"><text:span text:style-name="T16">該彈簧 </text:span><text:span text:style-name="T18">自然態 </text:span><text:span text:style-name="T17">增加</text:span><text:span text:style-name="T18"> </text:span><text:span text:style-name="T16">力。</text:span></text:p>
                          <text:list>
                            <text:list-item>
                              <text:p text:style-name="P80"><text:span text:style-name="T16">原因很明顯，該彈簧 沒有外力 抵抗</text:span><text:span text:style-name="T17">。</text:span></text:p>
                            </text:list-item>
                          </text:list>
                        </text:list-item>
                        <text:list-item>
                          <text:p text:style-name="P80"><text:span text:style-name="T16">該彈簧 </text:span><text:span text:style-name="T19">自然頻率 震盪 </text:span><text:span text:style-name="T18">彈簧壓縮長度、</text:span><text:span text:style-name="T16">力。</text:span></text:p>
                          <text:list>
                            <text:list-item>
                              <text:p text:style-name="P216"><text:span text:style-name="T25">彈簧壓縮 到自然壓縮極限 之後，彈簧壓縮長度</text:span><text:span text:style-name="T26"> 減少</text:span><text:span text:style-name="T27">，</text:span><text:span text:style-name="T28">力</text:span><text:span text:style-name="T29"> </text:span><text:span text:style-name="T26">增加。</text:span><text:span text:style-name="T48">（拉伸力）</text:span></text:p>
                            </text:list-item>
                            <text:list-item>
                              <text:p text:style-name="P216"><text:span text:style-name="T25">彈簧伸長 到自然伸長極限 之後，彈簧壓縮長度</text:span><text:span text:style-name="T26"> 增加</text:span><text:span text:style-name="T27">，</text:span><text:span text:style-name="T28">力</text:span><text:span text:style-name="T29"> </text:span><text:span text:style-name="T26">減少。</text:span><text:span text:style-name="T48">（壓縮力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電能型運動 <text:span text:style-name="T142">↔</text:span><text:span text:style-name="T127"> </text:span>動能型運動。</text:p>
              <text:list>
                <text:list-item>
                  <text:p text:style-name="P57">電能型震盪 <text:span text:style-name="T142">↔</text:span><text:span text:style-name="T127"> </text:span>動能型震盪。</text:p>
                  <text:list>
                    <text:list-item>
                      <text:p text:style-name="P81"><text:span text:style-name="T20">電能型宗量 </text:span><text:span text:style-name="T144">↔</text:span><text:span text:style-name="T21"> </text:span><text:span text:style-name="T20">動能型宗量。</text:span></text:p>
                    </text:list-item>
                    <text:list-item>
                      <text:p text:style-name="P82"><text:span text:style-name="T20">電能型能量 </text:span><text:span text:style-name="T144">↔</text:span><text:span text:style-name="T21"> </text:span><text:span text:style-name="T20">動能型能量。</text:span></text:p>
                    </text:list-item>
                    <text:list-item>
                      <text:p text:style-name="P57"><text:span text:style-name="T128">電能型儲量 </text:span><text:span text:style-name="T145">↔</text:span><text:span text:style-name="T131"> </text:span><text:span text:style-name="T128">動能型儲量。</text:span></text:p>
                    </text:list-item>
                    <text:list-item>
                      <text:p text:style-name="P83"><text:span text:style-name="T7">電能型波 </text:span><text:span text:style-name="T143">↔</text:span><text:span text:style-name="T9"> </text:span><text:span text:style-name="T7">動能型波。</text:span></text:p>
                    </text:list-item>
                    <text:list-item>
                      <text:p text:style-name="P84"><text:span text:style-name="T20">電能型粒子 </text:span><text:span text:style-name="T144">↔</text:span><text:span text:style-name="T21"> </text:span><text:span text:style-name="T20">動能型粒子。</text:span></text:p>
                    </text:list-item>
                  </text:list>
                </text:list-item>
                <text:list-item>
                  <text:p text:style-name="P58">電磁波 <text:span text:style-name="T142">↔</text:span><text:span text:style-name="T127"> </text:span><text:span text:style-name="T129">彈簧波。</text:span><text:span text:style-name="T51">（彈簧波 是 彈簧疏密波）</text:span></text:p>
                  <text:list>
                    <text:list-item>
                      <text:p text:style-name="P59">磁場強度 <text:span text:style-name="T142">↔</text:span><text:span text:style-name="T127"> </text:span><text:span text:style-name="T130">力的</text:span><text:span text:style-name="T128">強度</text:span><text:span text:style-name="T130">。</text:span></text:p>
                    </text:list-item>
                    <text:list-item>
                      <text:p text:style-name="P84"><text:span text:style-name="T7">電場強度 </text:span><text:span text:style-name="T143">↔</text:span><text:span text:style-name="T9"> </text:span><text:span text:style-name="T18">彈簧壓縮長度。</text:span></text:p>
                    </text:list-item>
                  </text:list>
                </text:list-item>
                <text:list-item>
                  <text:p text:style-name="P60"><text:span text:style-name="T131">運動的本質，光</text:span><text:span text:style-name="T128"> </text:span><text:span text:style-name="T145">↔</text:span><text:span text:style-name="T131"> 力。</text:span></text:p>
                </text:list-item>
              </text:list>
            </text:list-item>
            <text:list-item>
              <text:p text:style-name="P61"><text:span text:style-name="T131">電子的震盪頻率 越高於 金屬板的自然頻率，電子 </text:span><text:span text:style-name="T128">被</text:span><text:span text:style-name="T131">震出 金屬板 的機率 越高。</text:span></text:p>
              <text:list>
                <text:list-item>
                  <text:p text:style-name="P73">金屬板 發生 光電效應 的機率 越高。</text:p>
                </text:list-item>
                <text:list-item>
                  <text:p text:style-name="P74">電子的震盪頻率的 本質 是 光的震盪頻率。</text:p>
                </text:list-item>
                <text:list-item>
                  <text:p text:style-name="P73">明顯例子，彈簧的震盪頻率 越高於 機器的自然頻率，彈簧 被震出 機器 的機率 越高。</text:p>
                  <text:list>
                    <text:list-item>
                      <text:p text:style-name="P73">機器 發生 力彈效應 的機率 越高。</text:p>
                      <text:list>
                        <text:list-item>
                          <text:p text:style-name="P62"><text:span text:style-name="T131">本書 假定，人類有 力彈效應 </text:span><text:span text:style-name="T132">這個命名</text:span><text:span text:style-name="T131">。</text:span></text:p>
                          <text:list>
                            <text:list-item>
                              <text:p text:style-name="P75">力彈效應 是 彈簧 蘊含 力 之後，彈簧 被震出 機器 的 效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彈簧的震盪頻率的 本質 是 力的震盪頻率。</text:p>
                    </text:list-item>
                  </text:list>
                </text:list-item>
                <text:list-item>
                  <text:p text:style-name="P76">明顯例子，煉金術。</text:p>
                  <text:list>
                    <text:list-item>
                      <text:p text:style-name="P295">（剩餘內容 在 <text:span text:style-name="T133">煉金術</text:span> 文件的 <text:span text:style-name="T133">煉金術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7"><text:bookmark-start text:name="布朗運動"/>布朗運動<text:bookmark-end text:name="布朗運動"/></text:p>
          <text:list>
            <text:list-item>
              <text:p text:style-name="P43">只要 知道 每一步 的 步伐，即可 解出 第<text:span text:style-name="T112">n</text:span>步 的 平均距離。</text:p>
              <text:list>
                <text:list-item>
                  <text:p text:style-name="P69">n &gt;= 0。</text:p>
                </text:list-item>
                <text:list-item>
                  <text:p text:style-name="P63">平均距離 是（現狀點群 距離 起始點 的）平均距離。</text:p>
                </text:list-item>
              </text:list>
            </text:list-item>
            <text:list-item>
              <text:p text:style-name="P43">布朗運動 是 二維平面運動。</text:p>
              <text:list>
                <text:list-item>
                  <text:p text:style-name="P64">原因很明顯，起始點、當下的平均距離、下一個隨機位置 位於 同一平面。</text:p>
                  <text:list>
                    <text:list-item>
                      <text:p text:style-name="P65">原因很明顯，起始點、當下的平均距離、下一個隨機位置 是 三點一面。</text:p>
                      <text:list>
                        <text:list-item>
                          <text:p text:style-name="P66">原因很明顯，起始點、當下的平均距離 是 兩點一線。</text:p>
                        </text:list-item>
                        <text:list-item>
                          <text:p text:style-name="P67">原因很明顯，當下的平均距離、下一個隨機位置 是 兩點一線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二維平面運動 可以 使用 畢氏定理 解出。</text:p>
              <text:list>
                <text:list-item>
                  <text:p text:style-name="P68">布朗運動 的 平均距離 是 畢氏定理 的 斜邊。</text:p>
                </text:list-item>
                <text:list-item>
                  <text:p text:style-name="P68">布朗運動 的 每一步 步伐 不同，仍然 可解出 平均距離。</text:p>
                </text:list-item>
              </text:list>
            </text:list-item>
            <text:list-item>
              <text:p text:style-name="P68">假定 每一步 的 步伐 都是 L。</text:p>
              <text:list>
                <text:list-item>
                  <text:p text:style-name="P85"><text:span text:style-name="T7">第</text:span><text:span text:style-name="T8">n步 的 </text:span><text:span text:style-name="T7">平均距離 是 </text:span><text:span text:style-name="T8">L * </text:span><text:span text:style-name="T62">√</text:span><text:span text:style-name="T10">n。</text:span></text:p>
                  <text:list>
                    <text:list-item>
                      <text:p text:style-name="P70">原因很明顯，因為 畢氏定理。</text:p>
                      <text:list>
                        <text:list-item>
                          <text:p text:style-name="P86"><text:span text:style-name="T65">= </text:span><text:span text:style-name="T62">√(L^</text:span><text:span text:style-name="T63">2</text:span><text:span text:style-name="T62"> </text:span><text:span text:style-name="T63">+ (L * </text:span><text:span text:style-name="T62">√</text:span><text:span text:style-name="T63">(</text:span><text:span text:style-name="T10">n-</text:span><text:span text:style-name="T11">1))^2</text:span><text:span text:style-name="T62">)。</text:span></text:p>
                        </text:list-item>
                        <text:list-item>
                          <text:p text:style-name="P87"><text:span text:style-name="T65">= </text:span><text:span text:style-name="T64">L * </text:span><text:span text:style-name="T62">√(1 </text:span><text:span text:style-name="T63">+ (</text:span><text:span text:style-name="T10">n-</text:span><text:span text:style-name="T11">1)</text:span><text:span text:style-name="T62">)。</text:span></text:p>
                        </text:list-item>
                        <text:list-item>
                          <text:p text:style-name="P87"><text:span text:style-name="T65">= </text:span><text:span text:style-name="T64">L * </text:span><text:span text:style-name="T62">√</text:span><text:span text:style-name="T10">n</text:span><text:span text:style-name="T65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<text:span text:style-name="T98">&lt;?a&gt;個體 的 </text:span><text:span text:style-name="T65">布朗運動 有機率受到 &lt;?</text:span><text:span text:style-name="T97">b&gt;個體、</text:span><text:span text:style-name="T66">光痕、粒子海起落、宗量無中生有 影響。</text:span></text:p>
              <text:list>
                <text:list-item>
                  <text:p text:style-name="P254"><text:span text:style-name="T66">n </text:span><text:span text:style-name="T61">&gt;= a &gt;= u。</text:span></text:p>
                </text:list-item>
                <text:list-item>
                  <text:p text:style-name="P89"><text:span text:style-name="T100">m</text:span><text:span text:style-name="T66"> </text:span><text:span text:style-name="T97">&gt;= b &gt;= w。</text:span></text:p>
                  <text:list>
                    <text:list-item>
                      <text:p text:style-name="P180">a、b 之間，沒有 拘束型相依關係。</text:p>
                      <text:list>
                        <text:list-item>
                          <text:p text:style-name="P256"><text:span text:style-name="T101">n、m</text:span><text:span text:style-name="T97"> 之間，沒有 拘束型相依關係。</text:span></text:p>
                        </text:list-item>
                        <text:list-item>
                          <text:p text:style-name="P90"><text:span text:style-name="T101">n、w</text:span><text:span text:style-name="T97"> 之間，沒有 拘束型相依關係。</text:span></text:p>
                        </text:list-item>
                        <text:list-item>
                          <text:p text:style-name="P91"><text:span text:style-name="T101">m、u</text:span><text:span text:style-name="T97"> 之間，沒有 拘束型相依關係。</text:span></text:p>
                        </text:list-item>
                        <text:list-item>
                          <text:p text:style-name="P91"><text:span text:style-name="T101">u、w</text:span><text:span text:style-name="T97"> 之間，沒有 拘束型相依關係。</text:span></text:p>
                        </text:list-item>
                        <text:list-item>
                          <text:p text:style-name="P257"><text:span text:style-name="T97">只要 </text:span><text:span text:style-name="T100">&lt;?a&gt;個體、&lt;?b&gt;個體 有機率 交互作用。 </text:span></text:p>
                        </text:list-item>
                        <text:list-item>
                          <text:p text:style-name="P258"><text:span text:style-name="T97">只要 </text:span><text:span text:style-name="T100">&lt;?a&gt;個體、&lt;?b&gt;個體 能夠 直接、間接 瞬間型、延遲型、機率型 交互作用。 </text:span></text:p>
                        </text:list-item>
                      </text:list>
                    </text:list-item>
                    <text:list-item>
                      <text:p text:style-name="P255"><text:span text:style-name="T98">&lt;?a&gt;個體 有機率蘊含 </text:span><text:span text:style-name="T65">&lt;?</text:span><text:span text:style-name="T61">b&gt;個體。</text:span></text:p>
                    </text:list-item>
                    <text:list-item>
                      <text:p text:style-name="P92"><text:span text:style-name="T98">&lt;?b&gt;個體 有機率蘊含 </text:span><text:span text:style-name="T65">&lt;?</text:span><text:span text:style-name="T99">a</text:span><text:span text:style-name="T97">&gt;個體。</text:span></text:p>
                    </text:list-item>
                    <text:list-item>
                      <text:p text:style-name="P92"><text:span text:style-name="T98">&lt;?a&gt;個體 有機率不蘊含 </text:span><text:span text:style-name="T65">&lt;?</text:span><text:span text:style-name="T99">b</text:span><text:span text:style-name="T97">&gt;個體。</text:span></text:p>
                    </text:list-item>
                    <text:list-item>
                      <text:p text:style-name="P92"><text:span text:style-name="T98">&lt;?</text:span><text:span text:style-name="T99">b</text:span><text:span text:style-name="T98">&gt;個體 有機率不蘊含 </text:span><text:span text:style-name="T65">&lt;?</text:span><text:span text:style-name="T99">a</text:span><text:span text:style-name="T97">&gt;個體。</text:span></text:p>
                    </text:list-item>
                  </text:list>
                </text:list-item>
                <text:list-item>
                  <text:p text:style-name="P255"><text:span text:style-name="T65">受到 &lt;?</text:span><text:span text:style-name="T61">b&gt;個體 影響 是 受到 </text:span><text:span text:style-name="T98">&lt;?a&gt;個體、</text:span><text:span text:style-name="T65">&lt;?</text:span><text:span text:style-name="T61">b&gt;個體 交互作用 影響。</text:span></text:p>
                </text:list-item>
              </text:list>
            </text:list-item>
            <text:list-item>
              <text:p text:style-name="P93"><text:span text:style-name="T65">&lt;?</text:span><text:span text:style-name="T66">2&gt;個體 的 肉質層、意識層 有機率 受到 &lt;_?3_&gt;個體 的 光痕影響。</text:span></text:p>
              <text:list>
                <text:list-item>
                  <text:p text:style-name="P134">造成 肉質層、意識層 的 一切 有機率 發生 布朗運動、量子運動。</text:p>
                  <text:list>
                    <text:list-item>
                      <text:p text:style-name="P134">量子運動 是 量子行進、量子分布、量子現象。</text:p>
                    </text:list-item>
                    <text:list-item>
                      <text:p text:style-name="P135"><text:span text:style-name="T117">&lt;?</text:span>2&gt;個體 運動 會 造成 光痕 產生 變化。</text:p>
                      <text:list>
                        <text:list-item>
                          <text:p text:style-name="P136">&lt;_?3_&gt;個體、光痕、&lt;?<text:span text:style-name="T121">2&gt;個體。</text:span></text:p>
                          <text:list>
                            <text:list-item>
                              <text:p text:style-name="P136">&lt;_?3_&gt;個體 可以 形成 光痕。</text:p>
                              <text:list>
                                <text:list-item>
                                  <text:p text:style-name="P136">形成 是 產生、修改、消除、造成、改變、變化、作用、反應、控制。</text:p>
                                </text:list-item>
                                <text:list-item>
                                  <text:p text:style-name="P137">對於 &lt;?<text:span text:style-name="T121">2&gt;個體 來說，</text:span>&lt;_?3_&gt;個體 形成 的 光痕 是 永恆。</text:p>
                                  <text:list>
                                    <text:list-item>
                                      <text:p text:style-name="P137">永恆 是 永恆不變、橫跨範圍極端超乎想像、光痕變化極端緩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4"><text:span text:style-name="T66">&lt;?</text:span><text:span text:style-name="T71">2&gt;個體 </text:span><text:span text:style-name="T66">可以 形成 光痕。</text:span><text:span text:style-name="T34">（&lt;?</text:span><text:span text:style-name="T35">n</text:span><text:span text:style-name="T36">&gt; ~ &lt;?u&gt; 個體 </text:span><text:span text:style-name="T34">可以 形成 光痕）</text:span></text:p>
                              <text:list>
                                <text:list-item>
                                  <text:p text:style-name="P138">對於 &lt;?<text:span text:style-name="T121">2&gt;個體 來說，</text:span>&lt;?<text:span text:style-name="T121">2&gt;個體</text:span> 形成 的 光痕 是 暫態。</text:p>
                                  <text:list>
                                    <text:list-item>
                                      <text:p text:style-name="P139">暫態 是 瞬間恢復、剛體、彈性體、塑性體。</text:p>
                                      <text:list>
                                        <text:list-item>
                                          <text:p text:style-name="P140">&lt;_?3_&gt;個體 的 材料特性 的 彈性 越好，瞬間恢復 越顯著。</text:p>
                                        </text:list-item>
                                        <text:list-item>
                                          <text:p text:style-name="P139">剛體 是 &lt;?<text:span text:style-name="T121">2&gt;個體 認為 &lt;_?3_&gt;個體 是剛體，無法形成光痕。</text:span></text:p>
                                          <text:list>
                                            <text:list-item>
                                              <text:p text:style-name="P141">除非 &lt;?<text:span text:style-name="T121">2&gt;個體 施加 強大的 外力、應力，否則難以觀測。</text:span></text:p>
                                            </text:list-item>
                                            <text:list-item>
                                              <text:p text:style-name="P139">明顯例子，黑洞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2">彈性體 是 &lt;?<text:span text:style-name="T121">2&gt;個體 產生 光痕，但是 光痕 瞬間 恢復。</text:span></text:p>
                                          <text:list>
                                            <text:list-item>
                                              <text:p text:style-name="P142">彈性體 是 &lt;?<text:span text:style-name="T121">2&gt;個體 產生 光痕，但是 光痕 難以 維持。</text:span></text:p>
                                            </text:list-item>
                                            <text:list-item>
                                              <text:p text:style-name="P142">明顯例子，迷你黑洞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3">塑性體 是 &lt;?<text:span text:style-name="T121">2&gt;個體 產生 光痕，但是 光痕 不會 完全恢復。</text:span></text:p>
                                          <text:list>
                                            <text:list-item>
                                              <text:p text:style-name="P143">完全恢復 是 恢復到 產生 光痕 之前 的 狀態。</text:p>
                                            </text:list-item>
                                            <text:list-item>
                                              <text:p text:style-name="P144">&lt;?<text:span text:style-name="T121">2&gt;個體 仍然 可以 量測到 殘存 的 光痕。</text:span></text:p>
                                            </text:list-item>
                                            <text:list-item>
                                              <text:p text:style-name="P145">地球、太陽系 運動 導致 &lt;?<text:span text:style-name="T121">2&gt;個體 遠離、接近 該光痕。</text:span></text:p>
                                            </text:list-item>
                                            <text:list-item>
                                              <text:p text:style-name="P143">只要 &lt;?<text:span text:style-name="T121">2&gt;個體 的 本能、傳承 足夠發達，就能持續量測。</text:span></text:p>
                                            </text:list-item>
                                            <text:list-item>
                                              <text:p text:style-name="P143">光痕 的 恢復 不是 線性恢復。</text:p>
                                            </text:list-item>
                                            <text:list-item>
                                              <text:p text:style-name="P143">光痕 的 恢復 是 曲線恢復。</text:p>
                                            </text:list-item>
                                            <text:list-item>
                                              <text:p text:style-name="P143">光痕 分為 暫時性光痕、永久性光痕。</text:p>
                                            </text:list-item>
                                            <text:list-item>
                                              <text:p text:style-name="P143">暫時性光痕 會隨著 變化 逐漸 恢復 原樣。</text:p>
                                            </text:list-item>
                                            <text:list-item>
                                              <text:p text:style-name="P240"><text:span text:style-name="T52">暫時性光痕 是 &lt;_?</text:span><text:span text:style-name="T54">3_&gt;個體 </text:span><text:span text:style-name="T52">有 暫態誤差、動態誤差</text:span><text:span text:style-name="T105">。</text:span></text:p>
                                            </text:list-item>
                                            <text:list-item>
                                              <text:p text:style-name="P218">暫時性光痕 顯性 體現出 彈性體 的 特性。</text:p>
                                            </text:list-item>
                                            <text:list-item>
                                              <text:p text:style-name="P219">永久性光痕 會 恢復到一定程度之後，恢復無限趨近於零。</text:p>
                                            </text:list-item>
                                            <text:list-item>
                                              <text:p text:style-name="P241"><text:span text:style-name="T52">永久性光痕 是 &lt;_?</text:span><text:span text:style-name="T54">3_&gt;個體 </text:span><text:span text:style-name="T52">有 穩態誤差、靜態誤差</text:span><text:span text:style-name="T105">。</text:span></text:p>
                                            </text:list-item>
                                            <text:list-item>
                                              <text:p text:style-name="P242"><text:span text:style-name="T52">永久</text:span><text:span text:style-name="T105">性光痕 顯性 體現出 塑性體 的 特性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6"><text:span text:style-name="T105">光痕 </text:span><text:span text:style-name="T107">可以 影響 </text:span><text:span text:style-name="T105">&lt;?</text:span><text:span text:style-name="T106">2&gt;個體 的 狀態、運動、運動變化、運動變化變化</text:span><text:span text:style-name="T105">。</text:span></text:p>
                            </text:list-item>
                            <text:list-item>
                              <text:p text:style-name="P147"><text:span text:style-name="T105">光痕 </text:span><text:span text:style-name="T107">可以 影響 </text:span>&lt;_?3_&gt;個體<text:span text:style-name="T106"> 的 狀態、運動、運動變化、運動變化變化</text:span><text:span text:style-name="T105">。</text:span></text:p>
                              <text:list>
                                <text:list-item>
                                  <text:p text:style-name="P148"><text:span text:style-name="T105">光痕 尺度 越大，影響 </text:span>&lt;_?3_&gt;個體<text:span text:style-name="T106"> 的 </text:span><text:span text:style-name="T105">效果 越大。</text:span></text:p>
                                </text:list-item>
                                <text:list-item>
                                  <text:p text:style-name="P149"><text:span text:style-name="T106">危害 </text:span>&lt;_?3_&gt;個體 的存在，只會被 &lt;_?3_&gt;個體、其他&lt;?<text:span text:style-name="T122">2</text:span>&gt;文明 殲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0">光痕 <text:span text:style-name="T1">本身 也會</text:span> 影響 <text:span text:style-name="T117">&lt;?</text:span>2&gt;個體 運動。</text:p>
                          <text:list>
                            <text:list-item>
                              <text:p text:style-name="P150">運動 是 運動（本身）、運動變化、作用、反應、常數、定律、定數。</text:p>
                              <text:list>
                                <text:list-item>
                                  <text:p text:style-name="P150">運動變化 是 加速、減速、規律、亂數、週期性、非週期性 運動。</text:p>
                                </text:list-item>
                              </text:list>
                            </text:list-item>
                            <text:list-item>
                              <text:p text:style-name="P150">明顯例子 是 布朗運動、量子運動。</text:p>
                            </text:list-item>
                          </text:list>
                        </text:list-item>
                        <text:list-item>
                          <text:p text:style-name="P151">光痕 變化 也會 影響 <text:span text:style-name="T117">&lt;?</text:span>2&gt;個體 運動。</text:p>
                          <text:list>
                            <text:list-item>
                              <text:p text:style-name="P152">明顯例子 是 &lt;_?3_&gt;個體 運動 造成 光痕 變化。</text:p>
                            </text:list-item>
                            <text:list-item>
                              <text:p text:style-name="P152">明顯例子 是 人類個體 運動 造成 肌肉紋路 變化。</text:p>
                              <text:list>
                                <text:list-item>
                                  <text:p text:style-name="P152">造成 動能個體 運動 跟著 變化。</text:p>
                                </text:list-item>
                                <text:list-item>
                                  <text:p text:style-name="P153">動能個體 極端難以 認知到 該變化、該現象 源自於 &lt;_?3_&gt;個體。</text:p>
                                </text:list-item>
                                <text:list-item>
                                  <text:p text:style-name="P154">動能個體 會 非監督式學習 該變化 變成 定律、學問、體系、傳承。</text:p>
                                </text:list-item>
                                <text:list-item>
                                  <text:p text:style-name="P155">動能個體 會 把 該變化 認定是 萬物法則、本能法則、信念法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6">光痕 的 變化、不均勻 造成 <text:span text:style-name="T117">&lt;?</text:span>2&gt;個體 發生 擾動。</text:p>
                          <text:list>
                            <text:list-item>
                              <text:p text:style-name="P157">變化 是 &lt;_?3_&gt;個體 狀態、性質、應變、應力、形變 的 動態、暫態。</text:p>
                            </text:list-item>
                            <text:list-item>
                              <text:p text:style-name="P158">不均勻 是 &lt;_?3_&gt;個體 狀態、性質、應變、應力、形變 的 靜態、穩態。</text:p>
                            </text:list-item>
                            <text:list-item>
                              <text:p text:style-name="P159">擾動 是 攝動、顫動、布朗運動、量子運動。</text:p>
                            </text:list-item>
                          </text:list>
                        </text:list-item>
                        <text:list-item>
                          <text:p text:style-name="P135"><text:span text:style-name="T117">&lt;?</text:span>2&gt;個體 尺度 越小，光痕 影響（<text:span text:style-name="T117">&lt;?</text:span>2&gt;個體 的 運動）越大。</text:p>
                          <text:list>
                            <text:list-item>
                              <text:p text:style-name="P135">影響 是 干涉、干擾、擾動、回饋、感測、交互作用、作用、反應。</text:p>
                            </text:list-item>
                            <text:list-item>
                              <text:p text:style-name="P291"><text:span text:style-name="T3">&lt;?</text:span><text:span text:style-name="T1">2&gt;</text:span>個體 尺度 越小<text:span text:style-name="T1">於 光痕 尺度，光痕 造成 的 </text:span>影響 越大、越容易。</text:p>
                              <text:list>
                                <text:list-item>
                                  <text:p text:style-name="P160">光痕 造成 的 影響 是 光痕 造成 <text:span text:style-name="T117">&lt;?</text:span>2&gt;個體 擾動。</text:p>
                                  <text:list>
                                    <text:list-item>
                                      <text:p text:style-name="P161">光痕 造成<text:span text:style-name="T117">&lt;?</text:span>2&gt;個體的擾動 是&lt;_?<text:span text:style-name="T119">3_&gt;、&lt;?2&gt;個體 交互作用的產物。</text:span></text:p>
                                      <text:list>
                                        <text:list-item>
                                          <text:p text:style-name="P162">&lt;_?<text:span text:style-name="T119">3_&gt;、&lt;?2&gt; 個體 是 </text:span>&lt;_?<text:span text:style-name="T119">3_&gt;個體 和 &lt;?2&gt;個體。</text:span></text:p>
                                        </text:list-item>
                                        <text:list-item>
                                          <text:p text:style-name="P160">產物 是 產出、現象、象徵、顯性特徵、&lt;?<text:span text:style-name="T120">2&gt;個體易於觀測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3">光痕 是 &lt;_?<text:span text:style-name="T119">3_&gt;個體 的 一部分。</text:span></text:p>
                                    </text:list-item>
                                    <text:list-item>
                                      <text:p text:style-name="P292"><text:span text:style-name="T4">&lt;?2&gt;個體、</text:span><text:span text:style-name="T1">&lt;_?</text:span><text:span text:style-name="T4">3_&gt;個體</text:span><text:span text:style-name="T119"> 交互作用，產生 </text:span><text:span text:style-name="T4">&lt;?</text:span><text:span text:style-name="T1">2&gt;個體 的 </text:span>擾動<text:span text:style-name="T1"> 現象</text:span>。</text:p>
                                      <text:list>
                                        <text:list-item>
                                          <text:p text:style-name="P164"><text:span text:style-name="T119">&lt;?2&gt;個體、</text:span>&lt;_?<text:span text:style-name="T119">3_&gt;個體 相對運動，&lt;?</text:span>2&gt;個體 出現 擾動 現象。</text:p>
                                        </text:list-item>
                                        <text:list-item>
                                          <text:p text:style-name="P165"><text:span text:style-name="T119">&lt;?2&gt;個體、光痕 交互作用，&lt;?</text:span>2&gt;個體 出現 擾動 現象。</text:p>
                                        </text:list-item>
                                        <text:list-item>
                                          <text:p text:style-name="P164"><text:span text:style-name="T119">&lt;?2&gt;個體、光痕 相對運動，&lt;?</text:span>2&gt;個體 出現 擾動 現象。</text:p>
                                        </text:list-item>
                                        <text:list-item>
                                          <text:p text:style-name="P165">光痕 也能 主動 跟 &lt;?<text:span text:style-name="T125">2&gt;個體 交互作用。</text:span></text:p>
                                          <text:list>
                                            <text:list-item>
                                              <text:p text:style-name="P165">明顯例子 是 肌肉個體 移動。</text:p>
                                            </text:list-item>
                                            <text:list-item>
                                              <text:p text:style-name="P165">動能個體 來不及 跟著 原本 的 肌肉個體 移動。</text:p>
                                            </text:list-item>
                                            <text:list-item>
                                              <text:p text:style-name="P165">因此，動能個體 跟 肌肉個體 發生 相對運動。</text:p>
                                            </text:list-item>
                                            <text:list-item>
                                              <text:p text:style-name="P166">此時，相對運動 的 發生來源 是 肌肉個體。</text:p>
                                            </text:list-item>
                                            <text:list-item>
                                              <text:p text:style-name="P167">肌肉個體 靜止 時，相對運動 的 發生來源 是 動能個體。</text:p>
                                            </text:list-item>
                                            <text:list-item>
                                              <text:p text:style-name="P168">肌肉個體、動能個體 等速 時，發生來源 是 動能個體。</text:p>
                                            </text:list-item>
                                            <text:list-item>
                                              <text:p text:style-name="P169">肌肉個體 靜止 造成 動能個體 不存在。</text:p>
                                            </text:list-item>
                                            <text:list-item>
                                              <text:p text:style-name="P170">肌肉個體 運動 造成 動能個體 存在。</text:p>
                                            </text:list-item>
                                            <text:list-item>
                                              <text:p text:style-name="P169">肌肉個體 運動變化 造成 動能個體 運動。</text:p>
                                            </text:list-item>
                                            <text:list-item>
                                              <text:p text:style-name="P220">動能個體 不存在 造成 肌肉個體 靜止。</text:p>
                                            </text:list-item>
                                            <text:list-item>
                                              <text:p text:style-name="P221">動能個體 存在 造成 肌肉個體 運動。</text:p>
                                            </text:list-item>
                                            <text:list-item>
                                              <text:p text:style-name="P222">動能個體 運動 造成 肌肉個體 運動變化。</text:p>
                                            </text:list-item>
                                            <text:list-item>
                                              <text:p text:style-name="P243"><text:span text:style-name="T105">動能個</text:span><text:span text:style-name="T52">體、肌肉個體</text:span><text:span text:style-name="T105">的運動</text:span><text:span text:style-name="T52"> </text:span><text:span text:style-name="T105">是 相生相滅、交互作用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0">光痕 造成 的 影響 是 <text:span text:style-name="T117">&lt;?</text:span>2&gt;個體 跟 光痕 交互作用，發生的變化。</text:p>
                                  <text:list>
                                    <text:list-item>
                                      <text:p text:style-name="P171">發生的變化 是 有光痕、沒有光痕之間 的 運動 的 相對型差別。</text:p>
                                    </text:list-item>
                                    <text:list-item>
                                      <text:p text:style-name="P172">發生的變化 是 光痕 造成 <text:span text:style-name="T117">&lt;?</text:span>2&gt;個體 的 運動 發生 改變。</text:p>
                                    </text:list-item>
                                    <text:list-item>
                                      <text:p text:style-name="P172">發生的變化 是 <text:span text:style-name="T117">&lt;?</text:span>2&gt;個體 的 運動 發生 相對應 的 改變。</text:p>
                                    </text:list-item>
                                    <text:list-item>
                                      <text:p text:style-name="P173">發生的變化 是 <text:span text:style-name="T117">&lt;?</text:span>2&gt;個體 的 運動 發生 自然而然 的 改變。</text:p>
                                    </text:list-item>
                                    <text:list-item>
                                      <text:p text:style-name="P172">發生的變化 是 <text:span text:style-name="T117">&lt;?</text:span>2&gt;個體 的 運動 發生 理所當然 的 改變。</text:p>
                                    </text:list-item>
                                    <text:list-item>
                                      <text:p text:style-name="P174">發生的變化 能夠 透過 &lt;?<text:span text:style-name="T118">3&gt;法則 輕易 估測、模擬、預測、預言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75">容易 是 輕易 去 感覺、感知、發現、觀測、干涉、非監督式學習。</text:p>
                                </text:list-item>
                              </text:list>
                            </text:list-item>
                            <text:list-item>
                              <text:p text:style-name="P176"><text:span text:style-name="T117">&lt;?</text:span>2&gt;個體 尺度 越大於 光痕 尺度，造成 <text:span text:style-name="T117">&lt;?</text:span>2&gt;個體 擾動 越小、越困難。</text:p>
                              <text:list>
                                <text:list-item>
                                  <text:p text:style-name="P176">困難 是 難以 去 感覺、感知、發現、觀測、干涉、非監督式學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<text:span text:style-name="T65">&lt;_?</text:span><text:span text:style-name="T66">3_&gt;個體 運動 會 造成 產生 光痕 變化。</text:span></text:p>
                    </text:list-item>
                  </text:list>
                </text:list-item>
                <text:list-item>
                  <text:p text:style-name="P96"><text:span text:style-name="T65">&lt;?</text:span><text:span text:style-name="T66">2&gt;個體 待在 &lt;_?3_&gt;個體 的 不同位置。</text:span></text:p>
                  <text:list>
                    <text:list-item>
                      <text:p text:style-name="P96"><text:span text:style-name="T65">造成 &lt;?</text:span><text:span text:style-name="T66">2&gt;個體 的 肉質層、意識層 的 一切 有機率 也會 跟著 不同。</text:span></text:p>
                      <text:list>
                        <text:list-item>
                          <text:p text:style-name="P97"><text:span text:style-name="T66">明顯例子，</text:span><text:span text:style-name="T65">&lt;?</text:span><text:span text:style-name="T66">2&gt;個體 承受、感受 沉重、輕快、混亂感、清晰感、既視感。</text:span></text:p>
                        </text:list-item>
                        <text:list-item>
                          <text:p text:style-name="P98"><text:span text:style-name="T65">&lt;?</text:span><text:span text:style-name="T66">2&gt;個體 每一瞬間 都 被影響。</text:span></text:p>
                          <text:list>
                            <text:list-item>
                              <text:p text:style-name="P98"><text:span text:style-name="T66">原因很明顯，</text:span><text:span text:style-name="T65">&lt;?</text:span><text:span text:style-name="T66">2&gt;個體 的 內在物質 每一瞬間 都在 改變。</text:span></text:p>
                            </text:list-item>
                            <text:list-item>
                              <text:p text:style-name="P98"><text:span text:style-name="T66">原因很明顯，</text:span><text:span text:style-name="T65">&lt;?</text:span><text:span text:style-name="T66">2&gt;個體 的 內在物質 的 一切 不是 完全靜止。</text:span></text:p>
                            </text:list-item>
                          </text:list>
                        </text:list-item>
                        <text:list-item>
                          <text:p text:style-name="P99"><text:span text:style-name="T66">瞬間、極端輕微、渺小 的 影響 難以被 &lt;?</text:span><text:span text:style-name="T67">2&gt;個體 有意識 感受到、捕捉到。</text:span></text:p>
                        </text:list-item>
                      </text:list>
                    </text:list-item>
                    <text:list-item>
                      <text:p text:style-name="P177">待在 是 處在、位在、沉浸在、被蘊涵在。</text:p>
                    </text:list-item>
                    <text:list-item>
                      <text:p text:style-name="P178">同一個 個體、情境、事件、變化，待在 不同 光痕 的 外在環境。</text:p>
                      <text:list>
                        <text:list-item>
                          <text:p text:style-name="P179">仍然 有機率 做出 不同 思維、思想、判斷、決策、行動。</text:p>
                        </text:list-item>
                        <text:list-item>
                          <text:p text:style-name="P100"><text:span text:style-name="T66">明顯例子，&lt;?</text:span><text:span text:style-name="T68">2&gt;個體 的 材料特性 不均勻，導致 動能 會有 相對應 變化。</text:span></text:p>
                          <text:list>
                            <text:list-item>
                              <text:p text:style-name="P100"><text:span text:style-name="T68">明顯例子，&lt;?</text:span><text:span text:style-name="T69">2&gt;個體 是 由 鬆軟、堅硬 材料 組成 的 混合物。</text:span></text:p>
                            </text:list-item>
                            <text:list-item>
                              <text:p text:style-name="P101"><text:span text:style-name="T68">明顯例子，&lt;?</text:span><text:span text:style-name="T69">2&gt;個體 的 應力、應變 分布 不均勻。</text:span></text:p>
                            </text:list-item>
                            <text:list-item>
                              <text:p text:style-name="P102"><text:span text:style-name="T68">明顯例子，&lt;?</text:span><text:span text:style-name="T69">2&gt;個體 有 內部龜裂現象、內部擠壓現象。</text:span></text:p>
                            </text:list-item>
                            <text:list-item>
                              <text:p text:style-name="P103"><text:span text:style-name="T68">明顯例子，&lt;?</text:span><text:span text:style-name="T69">2&gt;個體 有 </text:span><text:span text:style-name="T68">&lt;?</text:span><text:span text:style-name="T69">2&gt;真空區。</text:span></text:p>
                              <text:list>
                                <text:list-item>
                                  <text:p text:style-name="P104"><text:span text:style-name="T68">&lt;?</text:span><text:span text:style-name="T69">2&gt;真空區 是 沒有 &lt;?</text:span><text:span text:style-name="T70">2&gt;個體 的 區域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5"><text:span text:style-name="T70">只要 </text:span><text:span text:style-name="T72">掌握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個體 的 一切的一切 就 沒有變數。</text:span></text:p>
              <text:list>
                <text:list-item>
                  <text:p text:style-name="P106"><text:span text:style-name="T72">一切的一切 是 &lt;_</text:span><text:span text:style-name="T76">n_&gt;~&lt;_u_&gt;、</text:span><text:span text:style-name="T72">&lt;?</text:span><text:span text:style-name="T76">n&gt;~&lt;?u&gt;、</text:span><text:span text:style-name="T72">&lt;?</text:span><text:span text:style-name="T76">m&gt;~&lt;?w&gt;、一切 個體</text:span><text:span text:style-name="T72"> 的 一切。</text:span></text:p>
                </text:list-item>
                <text:list-item>
                  <text:p text:style-name="P181">一切的一切 是 道、光痕、法則、定律、作用、反應、狀態、結構、虛無 的 一切。</text:p>
                </text:list-item>
                <text:list-item>
                  <text:p text:style-name="P182">一切的一切 是 無機體、有機體、游離體 的 一切。</text:p>
                </text:list-item>
                <text:list-item>
                  <text:p text:style-name="P182">一切的一切 是 肉質層、意識層 的 一切。</text:p>
                </text:list-item>
                <text:list-item>
                  <text:p text:style-name="P183">一切的一切 是 能量、儲量 的 一切。</text:p>
                </text:list-item>
                <text:list-item>
                  <text:p text:style-name="P107"><text:span text:style-name="T72">明顯例子，掌握 </text:span><text:span text:style-name="T70">&lt;?</text:span><text:span text:style-name="T75">3</text:span><text:span text:style-name="T74">&gt; </text:span><text:span text:style-name="T72">~ </text:span><text:span text:style-name="T70">&lt;?</text:span><text:span text:style-name="T75">1</text:span><text:span text:style-name="T72">&gt; 個體 的 一切 就能 反推出 布朗運動、量子運動。</text:span></text:p>
                  <text:list>
                    <text:list-item>
                      <text:p text:style-name="P108"><text:span text:style-name="T72">不需要 掌握到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個體 的 一切。</text:span></text:p>
                    </text:list-item>
                    <text:list-item>
                      <text:p text:style-name="P109"><text:span text:style-name="T72">不需要 掌握到 </text:span><text:span text:style-name="T70">&lt;?</text:span><text:span text:style-name="T75">3</text:span><text:span text:style-name="T74">&gt; </text:span><text:span text:style-name="T72">~ </text:span><text:span text:style-name="T70">&lt;?</text:span><text:span text:style-name="T75">1</text:span><text:span text:style-name="T72">&gt; 個體 的 一切。</text:span></text:p>
                    </text:list-item>
                    <text:list-item>
                      <text:p text:style-name="P108"><text:span text:style-name="T72">只需要 掌握到 </text:span><text:span text:style-name="T70">&lt;?</text:span><text:span text:style-name="T75">3</text:span><text:span text:style-name="T74">&gt; </text:span><text:span text:style-name="T72">~ </text:span><text:span text:style-name="T70">&lt;?</text:span><text:span text:style-name="T75">1</text:span><text:span text:style-name="T72">&gt; 個體 的 必要部分 就能 做到 反推。</text:span></text:p>
                    </text:list-item>
                  </text:list>
                </text:list-item>
                <text:list-item>
                  <text:p text:style-name="P184">掌握 的 範圍 越廣，精準度 越高。</text:p>
                  <text:list>
                    <text:list-item>
                      <text:p text:style-name="P110"><text:span text:style-name="T72">明顯例子，掌握 </text:span><text:span text:style-name="T70">&lt;?</text:span><text:span text:style-name="T72">3&gt;~</text:span><text:span text:style-name="T70">&lt;?</text:span><text:span text:style-name="T72">1&gt; 法則 比 掌握 </text:span><text:span text:style-name="T70">&lt;?</text:span><text:span text:style-name="T73">2</text:span><text:span text:style-name="T72">&gt;~</text:span><text:span text:style-name="T70">&lt;?</text:span><text:span text:style-name="T72">1&gt; 法則 的 精準度 更高。</text:span></text:p>
                    </text:list-item>
                    <text:list-item>
                      <text:p text:style-name="P185">掌握 範圍 越廣，定數、定命、預測 越顯著，變數、命運、猜測 越微弱。</text:p>
                      <text:list>
                        <text:list-item>
                          <text:p text:style-name="P185">預測 是 估測、計算、模擬、實測、非監督式學習、數學模型、系統、預言。</text:p>
                        </text:list-item>
                        <text:list-item>
                          <text:p text:style-name="P185">猜測 是 根據某一特定現象 去 映射 某一特定結果。</text:p>
                          <text:list>
                            <text:list-item>
                              <text:p text:style-name="P186">明顯例子 是 根據 日食 映射 人類個體 認為是 國家大事 的 訊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9"><text:span text:style-name="T72">實際上，</text:span><text:span text:style-name="T61">&lt;?2&gt;個體 極端難以 </text:span><text:span text:style-name="T72">掌握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個體 的 一切。</text:span></text:p>
                  <text:list>
                    <text:list-item>
                      <text:p text:style-name="P187">即便 只是 掌握 必要 的 一切，仍然 極端難以 做到。</text:p>
                      <text:list>
                        <text:list-item>
                          <text:p text:style-name="P260"><text:span text:style-name="T72">實際上，</text:span><text:span text:style-name="T61">&lt;?2&gt;個體 極端難以 </text:span><text:span text:style-name="T72">掌握 必要 的 一切。</text:span></text:p>
                        </text:list-item>
                        <text:list-item>
                          <text:p text:style-name="P261"><text:span text:style-name="T72">原因很明顯，&lt;_?</text:span><text:span text:style-name="T81">n_&gt; </text:span><text:span text:style-name="T84">~ </text:span><text:span text:style-name="T72">&lt;_?</text:span><text:span text:style-name="T81">3_&gt; 個體 和 </text:span><text:span text:style-name="T61">&lt;?2&gt;個體 的 尺度 相差 </text:span><text:span text:style-name="T85">實在 </text:span><text:span text:style-name="T61">太大。</text:span></text:p>
                          <text:list>
                            <text:list-item>
                              <text:p text:style-name="P193">光是 要 發現、觀測、測試 就會 耗盡 個體群 的 資源、精力、勞動力。</text:p>
                            </text:list-item>
                            <text:list-item>
                              <text:p text:style-name="P197">光是 實驗 一次，有機率 要 耗費 10000個子代 縱向傳承 來 完成。</text:p>
                              <text:list>
                                <text:list-item>
                                  <text:p text:style-name="P197">實驗測試 至少要 20次 才有 最低程度 的 統計有效性。</text:p>
                                </text:list-item>
                                <text:list-item>
                                  <text:p text:style-name="P262"><text:span text:style-name="T83">20次 當中</text:span><text:span text:style-name="T82"> 還不包含 材料耗盡、實驗終止、實驗失敗、無法實驗。</text:span></text:p>
                                  <text:list>
                                    <text:list-item>
                                      <text:p text:style-name="P197">無法實驗 的 明顯例子 是 實驗 造成 文明 滅絕。</text:p>
                                    </text:list-item>
                                    <text:list-item>
                                      <text:p text:style-name="P198">實驗 造成 文明 滅絕 的 明顯例子 是 資源 被用來 實驗。</text:p>
                                      <text:list>
                                        <text:list-item>
                                          <text:p text:style-name="P198">導致 國民群 無法 生存、生活、存活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9">實驗 造成 文明 滅絕 的 明顯例子 是 爆炸、腐蝕、真空。</text:p>
                                      <text:list>
                                        <text:list-item>
                                          <text:p text:style-name="P200">真空 不是 人類 認為、認知、認定、定義 的 真空。</text:p>
                                        </text:list-item>
                                        <text:list-item>
                                          <text:p text:style-name="P263"><text:span text:style-name="T82">真空 的 明顯例子 是 </text:span><text:span text:style-name="T72">&lt;_?</text:span><text:span text:style-name="T81">3_&gt; 個體 出現 （內部）傷口。</text:span></text:p>
                                          <text:list>
                                            <text:list-item>
                                              <text:p text:style-name="P201">動能個體 被蘊涵在 人類個體。</text:p>
                                            </text:list-item>
                                            <text:list-item>
                                              <text:p text:style-name="P202">動能個體 有機率 從 人類個體 傳遞到 書本個體。</text:p>
                                            </text:list-item>
                                            <text:list-item>
                                              <text:p text:style-name="P203">動能個體 明顯感受到 萬物法則、常數 發生 劇烈 變化。</text:p>
                                            </text:list-item>
                                            <text:list-item>
                                              <text:p text:style-name="P204">書本個體 蘊含的 動能個體 有機率 延長 存活 狀態。</text:p>
                                            </text:list-item>
                                            <text:list-item>
                                              <text:p text:style-name="P202">動能個體 有機率 從 人類個體 傳遞到 棉布個體。</text:p>
                                            </text:list-item>
                                            <text:list-item>
                                              <text:p text:style-name="P264"><text:span text:style-name="T81">動能個體 有機率 不</text:span><text:span text:style-name="T88">會</text:span><text:span text:style-name="T81">從 人類個體 傳遞 到 其他個體。</text:span></text:p>
                                            </text:list-item>
                                            <text:list-item>
                                              <text:p text:style-name="P265"><text:span text:style-name="T81">明顯例子 是 人類個體 周圍 沒有 &lt;?</text:span><text:span text:style-name="T87">2&gt;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1"><text:span text:style-name="T72">&lt;_?</text:span><text:span text:style-name="T81">3_&gt; 個體 的 真空區域 劇烈 改變 道、萬物法則、常數。</text:span></text:p>
                                          <text:list>
                                            <text:list-item>
                                              <text:p text:style-name="P266"><text:span text:style-name="T81">只要 &lt;?</text:span><text:span text:style-name="T86">2&gt;個體 的 本能、傳承 不夠發達，都會中招。</text:span></text:p>
                                            </text:list-item>
                                            <text:list-item>
                                              <text:p text:style-name="P207">明顯例子 是 太陽系 經過 真空區域，太陽系 直接 遭遇。</text:p>
                                            </text:list-item>
                                            <text:list-item>
                                              <text:p text:style-name="P207">直接 是 瞬間、不知不覺、無意識到、潛意識到。</text:p>
                                            </text:list-item>
                                            <text:list-item>
                                              <text:p text:style-name="P267"><text:span text:style-name="T86">只要 </text:span><text:span text:style-name="T81">&lt;?</text:span><text:span text:style-name="T86">2&gt;個體 不夠發達，就會 連發生什麼事都不知道。</text:span></text:p>
                                            </text:list-item>
                                            <text:list-item>
                                              <text:p text:style-name="P268"><text:span text:style-name="T81">&lt;?</text:span><text:span text:style-name="T86">2&gt;個體 只會 發覺 以前 監督式學習 的一切 不再管用。</text:span></text:p>
                                            </text:list-item>
                                            <text:list-item>
                                              <text:p text:style-name="P269"><text:span text:style-name="T81">&lt;?</text:span><text:span text:style-name="T86">2&gt;個體 會 感受到 撞到 牆壁一般 的 感覺。</text:span></text:p>
                                            </text:list-item>
                                            <text:list-item>
                                              <text:p text:style-name="P270"><text:span text:style-name="T86">明顯例子 是 </text:span><text:span text:style-name="T81">動能個體 從 人類個體 傳遞到 </text:span><text:span text:style-name="T115">書本</text:span><text:span text:style-name="T81">個體。</text:span></text:p>
                                            </text:list-item>
                                            <text:list-item>
                                              <text:p text:style-name="P205">動能個體 體驗到 薄膜感 的 存在。</text:p>
                                            </text:list-item>
                                            <text:list-item>
                                              <text:p text:style-name="P206">體驗 是 感受、感知、認知、觀測、量測、測試、改變。</text:p>
                                            </text:list-item>
                                            <text:list-item>
                                              <text:p text:style-name="P223">薄膜感 是 人類個體 和 書本個體 的 分界區域。</text:p>
                                            </text:list-item>
                                            <text:list-item>
                                              <text:p text:style-name="P224">薄膜感 是 材料特性 的 分界區域 的 變化分布 的 感受。</text:p>
                                            </text:list-item>
                                            <text:list-item>
                                              <text:p text:style-name="P244"><text:span text:style-name="T124">薄膜感 是 </text:span><text:span text:style-name="T81">動能個體 對</text:span><text:span text:style-name="T124"> 分界區域 所產生 的 感受。</text:span></text:p>
                                            </text:list-item>
                                            <text:list-item>
                                              <text:p text:style-name="P245"><text:span text:style-name="T124">薄膜感 是 </text:span><text:span text:style-name="T81">動能個體 對</text:span><text:span text:style-name="T124"> 分界區域 所產生 的 差異感。</text:span></text:p>
                                            </text:list-item>
                                            <text:list-item>
                                              <text:p text:style-name="P246"><text:span text:style-name="T124">本能、傳承 越高，越易 遠距離 感測、預測 到 </text:span><text:span text:style-name="T81">薄膜區。</text:span></text:p>
                                            </text:list-item>
                                            <text:list-item>
                                              <text:p text:style-name="P246"><text:span text:style-name="T102">本能、傳承 越低，越難 遠距離 感測、預測 到 </text:span><text:span text:style-name="T81">薄膜區。</text:span></text:p>
                                            </text:list-item>
                                            <text:list-item>
                                              <text:p text:style-name="P246"><text:span text:style-name="T102">本能、傳承 極低 的 個體，就算 通過 </text:span><text:span text:style-name="T81">薄膜區 也不知。</text:span></text:p>
                                            </text:list-item>
                                            <text:list-item>
                                              <text:p text:style-name="P225">不知 是 沒有感受到、感受到但是不知道原因、完全死亡。</text:p>
                                            </text:list-item>
                                            <text:list-item>
                                              <text:p text:style-name="P247"><text:span text:style-name="T124">動能個體 在 </text:span><text:span text:style-name="T81">人類個體 </text:span><text:span text:style-name="T86">監督式學習 的 一切 不再管用。</text:span></text:p>
                                            </text:list-item>
                                            <text:list-item>
                                              <text:p text:style-name="P226">世界觀、常識、常數、數學模型 都要做 相對應 的 改變。</text:p>
                                            </text:list-item>
                                            <text:list-item>
                                              <text:p text:style-name="P248"><text:span text:style-name="T102">動能個體 要 重新</text:span><text:span text:style-name="T81"> </text:span><text:span text:style-name="T86">監督式學習 </text:span><text:span text:style-name="T124">書本個體 </text:span><text:span text:style-name="T86">的 一切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1"><text:span text:style-name="T82">實驗之前 的 收集實驗材料、實驗環境建構 也要 耗盡 </text:span><text:span text:style-name="T61">資源、精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2"><text:span text:style-name="T72">因此 對於 </text:span><text:span text:style-name="T61">&lt;?2&gt;個體 來說，道、萬物法則 仍然 存在 </text:span><text:span text:style-name="T72">變數、命運、猜測、無常。</text:span></text:p>
                      <text:list>
                        <text:list-item>
                          <text:p text:style-name="P188">即便 實際上 沒有 變數、命運、猜測、無常、不可預測性 的 存在。</text:p>
                          <text:list>
                            <text:list-item>
                              <text:p text:style-name="P293">上帝不擲骰子。</text:p>
                              <text:list>
                                <text:list-item>
                                  <text:p text:style-name="P112"><text:span text:style-name="T72">只要 本能、傳承 夠高，&lt;_?</text:span><text:span text:style-name="T89">n_&gt;~&lt;_?u_&gt; 一切的一切 </text:span><text:span text:style-name="T90">是 </text:span><text:span text:style-name="T72">定數、定命。</text:span></text:p>
                                  <text:list>
                                    <text:list-item>
                                      <text:p text:style-name="P189">本能、傳承 是 &lt;?a&gt; 個體、群體、文明 的 工具、本能、傳承。</text:p>
                                      <text:list>
                                        <text:list-item>
                                          <text:p text:style-name="P113"><text:span text:style-name="T92">n</text:span><text:span text:style-name="T72"> </text:span><text:span text:style-name="T93">&gt;=</text:span><text:span text:style-name="T103"> </text:span><text:span text:style-name="T104">a</text:span><text:span text:style-name="T93"> &gt;= </text:span><text:span text:style-name="T91">u</text:span><text:span text:style-name="T9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4"><text:span text:style-name="T72">夠高 </text:span><text:span text:style-name="T90">是 達標、超標、超過閥值</text:span><text:span text:style-name="T116">、足以觀測、足以交互作用</text:span><text:span text:style-name="T90">。</text:span></text:p>
                                      <text:list>
                                        <text:list-item>
                                          <text:p text:style-name="P115"><text:span text:style-name="T72">&lt;?a&gt;個體、群體、文明 能夠 </text:span><text:span text:style-name="T116">觀測</text:span><text:span text:style-name="T72"> &lt;_?</text:span><text:span text:style-name="T89">n_&gt; ~ &lt;_?u_&gt; 個體。</text:span></text:p>
                                        </text:list-item>
                                        <text:list-item>
                                          <text:p text:style-name="P116"><text:span text:style-name="T72">&lt;?a&gt;個體、群體 能夠 </text:span><text:span text:style-name="T116">觀測</text:span><text:span text:style-name="T72"> &lt;_?</text:span><text:span text:style-name="T89">n_&gt; ~ &lt;_?u_&gt; 一切的一切。</text:span></text:p>
                                        </text:list-item>
                                        <text:list-item>
                                          <text:p text:style-name="P115"><text:span text:style-name="T72">&lt;?a&gt;個體、群體 能夠 </text:span><text:span text:style-name="T116">跟</text:span><text:span text:style-name="T72"> &lt;_?</text:span><text:span text:style-name="T89">n_&gt; ~ &lt;_?u_&gt; 個體 </text:span><text:span text:style-name="T116">交互作用</text:span><text:span text:style-name="T89">。</text:span></text:p>
                                        </text:list-item>
                                        <text:list-item>
                                          <text:p text:style-name="P116"><text:span text:style-name="T72">&lt;?a&gt;個體 能夠 </text:span><text:span text:style-name="T116">跟</text:span><text:span text:style-name="T72"> &lt;_?</text:span><text:span text:style-name="T89">n_&gt; ~ &lt;_?u_&gt; 一切的一切 </text:span><text:span text:style-name="T116">交互作用</text:span><text:span text:style-name="T89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89">一切的一切</text:span><text:span text:style-name="T90"> 是 每一瞬間 的 一切 的 狀態、變化、型態、感測。</text:span></text:p>
                                    </text:list-item>
                                    <text:list-item>
                                      <text:p text:style-name="P118"><text:span text:style-name="T89">一切的一切</text:span><text:span text:style-name="T90"> 是 每一瞬間 的 一切 的 變化變化、變化變化變化。</text:span></text:p>
                                    </text:list-item>
                                    <text:list-item>
                                      <text:p text:style-name="P118"><text:span text:style-name="T89">一切的一切</text:span><text:span text:style-name="T90"> 是 每一瞬間 的 一切 的 作用、反應、常數函數。</text:span></text:p>
                                    </text:list-item>
                                    <text:list-item>
                                      <text:p text:style-name="P118"><text:span text:style-name="T89">一切的一切</text:span><text:span text:style-name="T90"> 是 每一瞬間 的 個體、萬物法則、常數 的 一切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4">存在 絕對型 因果關係。</text:p>
                                  <text:list>
                                    <text:list-item>
                                      <text:p text:style-name="P119"><text:span text:style-name="T90">只要 知道 </text:span><text:span text:style-name="T72">&lt;_?</text:span><text:span text:style-name="T89">n_&gt; ~ &lt;_?u_&gt; 一切的一切。</text:span></text:p>
                                      <text:list>
                                        <text:list-item>
                                          <text:p text:style-name="P119"><text:span text:style-name="T89">就能 預測、預言 任一瞬間 的 </text:span><text:span text:style-name="T72">&lt;_?</text:span><text:span text:style-name="T89">n_&gt; ~ &lt;_?u_&gt; 一切的一切。</text:span></text:p>
                                        </text:list-item>
                                        <text:list-item>
                                          <text:p text:style-name="P120"><text:span text:style-name="T90">只要 該個體 的 本能、傳承 足夠高，就能 </text:span><text:span text:style-name="T89">預測、預言 一切的一切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1"><text:span text:style-name="T90">該個體 對於 </text:span><text:span text:style-name="T89">預測、預言 的 要求越低，所需的 </text:span><text:span text:style-name="T90">本能、傳承 越低</text:span><text:span text:style-name="T89">。</text:span></text:p>
                                  <text:list>
                                    <text:list-item>
                                      <text:p text:style-name="P121"><text:span text:style-name="T89">正確率、解析度、精密度、精準度 要求越低，所需的 </text:span><text:span text:style-name="T90">本能、傳承 越低</text:span><text:span text:style-name="T89">。</text:span></text:p>
                                      <text:list>
                                        <text:list-item>
                                          <text:p text:style-name="P122"><text:span text:style-name="T90">該個體 可以用越低 的 法則、文明 層級、程度，</text:span><text:span text:style-name="T89">進行 預測、預言</text:span><text:span text:style-name="T90">。</text:span></text:p>
                                        </text:list-item>
                                        <text:list-item>
                                          <text:p text:style-name="P122"><text:span text:style-name="T90">該個體 只需要必要的 </text:span><text:span text:style-name="T72">&lt;_?</text:span><text:span text:style-name="T89">n_&gt;~&lt;_?u_&gt;一切的一切</text:span><text:span text:style-name="T90">，</text:span><text:span text:style-name="T89">進行 預測、預言</text:span><text:span text:style-name="T90">。</text:span></text:p>
                                        </text:list-item>
                                        <text:list-item>
                                          <text:p text:style-name="P122"><text:span text:style-name="T90">該個體 不需要 </text:span><text:span text:style-name="T72">&lt;_?</text:span><text:span text:style-name="T89">n_&gt;~&lt;_?u_&gt;</text:span><text:span text:style-name="T90"> </text:span><text:span text:style-name="T89">一切的一切</text:span><text:span text:style-name="T90">，</text:span><text:span text:style-name="T89">進行 預測、預言</text:span><text:span text:style-name="T90">。</text:span></text:p>
                                        </text:list-item>
                                        <text:list-item>
                                          <text:p text:style-name="P123"><text:span text:style-name="T90">該個體 對 </text:span><text:span text:style-name="T89">預測、預言 的要求越低，所需的 </text:span><text:span text:style-name="T90">本能、傳承 越低</text:span><text:span text:style-name="T89">。</text:span></text:p>
                                        </text:list-item>
                                        <text:list-item>
                                          <text:p text:style-name="P124"><text:span text:style-name="T89">所需的、必要的、最低要求的 </text:span><text:span text:style-name="T72">&lt;_?</text:span><text:span text:style-name="T89">n_&gt;~&lt;_?u_&gt; 一切的一切 要求越低。</text:span></text:p>
                                        </text:list-item>
                                        <text:list-item>
                                          <text:p text:style-name="P208">明顯例子，預測 地球在 10000年後 座標位置，誤差正負10000公分。</text:p>
                                        </text:list-item>
                                        <text:list-item>
                                          <text:p text:style-name="P209">明顯例子，預測 地球在 10000年後 座標位置，誤差正負10000公尺。</text:p>
                                        </text:list-item>
                                        <text:list-item>
                                          <text:p text:style-name="P210">預測，10000公分所需的一切要求 高於 10000公尺所需的一切要求。</text:p>
                                          <text:list>
                                            <text:list-item>
                                              <text:p text:style-name="P227"><text:span text:style-name="T55">原因很明顯，10000公分 需要 較高 解析度、精密度、精準度</text:span><text:span text:style-name="T52">。</text:span></text:p>
                                            </text:list-item>
                                            <text:list-item>
                                              <text:p text:style-name="P227"><text:span text:style-name="T55">原因很明顯，10000公尺 需要 較低 解析度、精密度、精準度</text:span><text:span text:style-name="T5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1">明顯例子，預測 地球在 10000年後 最小直徑，誤差正負10000公尺。</text:p>
                                        </text:list-item>
                                        <text:list-item>
                                          <text:p text:style-name="P228">預測，<text:span text:style-name="T55">座標位置所需的一切要求 高於 </text:span>最小<text:span text:style-name="T55">直徑所需的一切要求。</text:span></text:p>
                                          <text:list>
                                            <text:list-item>
                                              <text:p text:style-name="P228"><text:span text:style-name="T55">原因很明顯，預測 座標位置 需要 &lt;?</text:span><text:span text:style-name="T56">3</text:span><text:span text:style-name="T55">&gt;~&lt;?1&gt; 個體、法則。</text:span></text:p>
                                            </text:list-item>
                                            <text:list-item>
                                              <text:p text:style-name="P228"><text:span text:style-name="T55">原因很明顯，預測 最小直徑 需要 &lt;?</text:span><text:span text:style-name="T56">2</text:span><text:span text:style-name="T55">&gt;~&lt;?1&gt; 個體、法則。</text:span><text:span text:style-name="T39">光痕</text:span></text:p>
                                            </text:list-item>
                                            <text:list-item>
                                              <text:p text:style-name="P228">實際上，<text:span text:style-name="T55">預測 最小直徑 需要 &lt;?</text:span><text:span text:style-name="T57">3</text:span><text:span text:style-name="T55">&gt; 個體、法則，但是 影響、誤差 極端渺小，所以可以選擇忽略不計。</text:span><text:span text:style-name="T39">絕對型因果是 &lt;?</text:span><text:span text:style-name="T40">n</text:span><text:span text:style-name="T39">&gt;~&lt;?u&gt;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9">只要 該個體 <text:span text:style-name="T58">本能、傳承 足夠高。</text:span></text:p>
                                          <text:list>
                                            <text:list-item>
                                              <text:p text:style-name="P230"><text:span text:style-name="T55">只要 該個體 </text:span><text:span text:style-name="T58">知道 預測所需的 </text:span><text:span text:style-name="T59">&lt;_?</text:span><text:span text:style-name="T55">n_&gt; ~ &lt;_?u_&gt; 個體、法則。</text:span></text:p>
                                            </text:list-item>
                                            <text:list-item>
                                              <text:p text:style-name="P231"><text:span text:style-name="T55">對於 </text:span>該個體 來說，過去、當下、未來、<text:span text:style-name="T55">一切 都是 確定。</text:span></text:p>
                                            </text:list-item>
                                            <text:list-item>
                                              <text:p text:style-name="P231"><text:span text:style-name="T55">對於 </text:span>該個體 來說，過去、當下、未來、<text:span text:style-name="T55">一切 都是 定命。</text:span></text:p>
                                            </text:list-item>
                                            <text:list-item>
                                              <text:p text:style-name="P212">對於 該個體 來說，過去、當下、未來、一切 都是 預測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2"><text:span text:style-name="T55">只要 該個體 </text:span><text:span text:style-name="T58">本能、傳承 不夠高。</text:span></text:p>
                                          <text:list>
                                            <text:list-item>
                                              <text:p text:style-name="P231">只要 該個體 不<text:span text:style-name="T58">知道 預測所需的 </text:span><text:span text:style-name="T59">&lt;_?</text:span><text:span text:style-name="T55">n_&gt; ~ &lt;_?u_&gt; 個體、法則。</text:span></text:p>
                                            </text:list-item>
                                            <text:list-item>
                                              <text:p text:style-name="P231"><text:span text:style-name="T55">對於 </text:span><text:span text:style-name="T58">該個體 來說，過去、當下、未來、</text:span><text:span text:style-name="T55">一切 都是 不確定。</text:span></text:p>
                                            </text:list-item>
                                            <text:list-item>
                                              <text:p text:style-name="P231"><text:span text:style-name="T55">對於 </text:span><text:span text:style-name="T58">該個體 來說，過去、當下、未來、</text:span><text:span text:style-name="T55">一切 都是 命運。</text:span></text:p>
                                            </text:list-item>
                                            <text:list-item>
                                              <text:p text:style-name="P233"><text:span text:style-name="T55">對於 </text:span><text:span text:style-name="T58">該個體 來說，過去、當下、未來、</text:span><text:span text:style-name="T55">一切 都是 預言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<text:span text:style-name="T55">個體 </text:span><text:span text:style-name="T60">有機率成為 全知全能 的個體。</text:span><text:span text:style-name="T42">實際要知</text:span><text:span text:style-name="T41">&lt;_?</text:span><text:span text:style-name="T39">n_&gt;</text:span><text:span text:style-name="T43">之上的</text:span><text:span text:style-name="T39">虛無個體</text:span></text:p>
                                          <text:list>
                                            <text:list-item>
                                              <text:p text:style-name="P235"><text:span text:style-name="T55">只要 該個體 </text:span><text:span text:style-name="T58">知道 </text:span><text:span text:style-name="T59">&lt;_?</text:span><text:span text:style-name="T55">n_&gt;~&lt;_?u_&gt; 個體、法則、一切 的一切。</text:span></text:p>
                                            </text:list-item>
                                            <text:list-item>
                                              <text:p text:style-name="P236"><text:span text:style-name="T55">只要 該個體 </text:span><text:span text:style-name="T58">知道 </text:span><text:span text:style-name="T59">&lt;_?</text:span><text:span text:style-name="T55">n_&gt;~&lt;_?u_&gt; 能量、儲量 的一切。</text:span></text:p>
                                            </text:list-item>
                                            <text:list-item>
                                              <text:p text:style-name="P237"><text:span text:style-name="T55">只要 該個體 </text:span><text:span text:style-name="T58">知道 </text:span><text:span text:style-name="T59">&lt;_?</text:span><text:span text:style-name="T55">n_&gt;~&lt;_?u_&gt; </text:span><text:span text:style-name="T24">肉質層</text:span><text:span text:style-name="T55">、</text:span><text:span text:style-name="T126">意識層</text:span><text:span text:style-name="T55"> 的一切。</text:span></text:p>
                                            </text:list-item>
                                            <text:list-item>
                                              <text:p text:style-name="P236"><text:span text:style-name="T55">只要 該個體 </text:span><text:span text:style-name="T58">知道 </text:span><text:span text:style-name="T59">&lt;_?</text:span><text:span text:style-name="T55">n_&gt;~&lt;_?u_&gt; </text:span><text:span text:style-name="T58">無機、有機、</text:span><text:span text:style-name="T55">游離 </text:span><text:span text:style-name="T58">體</text:span><text:span text:style-name="T55">的一切。</text:span></text:p>
                                            </text:list-item>
                                            <text:list-item>
                                              <text:p text:style-name="P237"><text:span text:style-name="T55">只要 該個體 能夠 設計</text:span><text:span text:style-name="T58"> </text:span><text:span text:style-name="T59">&lt;_?</text:span><text:span text:style-name="T55">n_&gt;~&lt;_?u_&gt; 一切的一切。</text:span><text:span text:style-name="T41">&lt;?</text:span><text:span text:style-name="T39">n&gt;~&lt;?u&gt;</text:span></text:p>
                                            </text:list-item>
                                            <text:list-item>
                                              <text:p text:style-name="P125"><text:span text:style-name="T89">只要 該個體 能夠 製造</text:span><text:span text:style-name="T90"> </text:span><text:span text:style-name="T72">&lt;_?</text:span><text:span text:style-name="T89">n_&gt;~&lt;_?u_&gt; 一切的一切。</text:span><text:span text:style-name="T37">&lt;?</text:span><text:span text:style-name="T38">m&gt;~&lt;?w&gt;</text:span></text:p>
                                            </text:list-item>
                                            <text:list-item>
                                              <text:p text:style-name="P234"><text:span text:style-name="T55">只要 該個體 能夠 使用</text:span><text:span text:style-name="T58"> </text:span><text:span text:style-name="T59">&lt;_?</text:span><text:span text:style-name="T55">n_&gt;~&lt;_?u_&gt; 一切的一切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6"><text:span text:style-name="T72">但是 相對於 </text:span><text:span text:style-name="T90">&lt;?2&gt;個體 來說，萬物法則 </text:span><text:span text:style-name="T72">存在 變數、命運、猜測、無常。</text:span></text:p>
                              <text:list>
                                <text:list-item>
                                  <text:p text:style-name="P195">明顯例子，人類個體 有機率 文明實驗 10000次 仍然做不到 夠高。</text:p>
                                  <text:list>
                                    <text:list-item>
                                      <text:p text:style-name="P273"><text:span text:style-name="T72">夠高 是 </text:span><text:span text:style-name="T61">人類</text:span><text:span text:style-name="T72"> 個體、群體、文明 的 本能、傳承 夠高。</text:span></text:p>
                                    </text:list-item>
                                    <text:list-item>
                                      <text:p text:style-name="P273"><text:span text:style-name="T72">夠高 </text:span><text:span text:style-name="T61">是 達標、超標、超過閥值</text:span><text:span text:style-name="T116">、足以觀測、足以交互作用</text:span><text:span text:style-name="T61">。</text:span></text:p>
                                    </text:list-item>
                                    <text:list-item>
                                      <text:p text:style-name="P196">文明實驗 是 文明 從 起始 到 滅絕 的 完整實驗。</text:p>
                                    </text:list-item>
                                    <text:list-item>
                                      <text:p text:style-name="P249"><text:span text:style-name="T12">文明實驗 </text:span><text:span text:style-name="T14">1 次</text:span><text:span text:style-name="T12"> 是 文明 的 完整實驗 1 次</text:span><text:span text:style-name="T123">。</text:span></text:p>
                                    </text:list-item>
                                    <text:list-item>
                                      <text:p text:style-name="P238">文明實驗 要 成功 的 提示 是 提升 本能法則、信念法則。</text:p>
                                    </text:list-item>
                                    <text:list-item>
                                      <text:p text:style-name="P238">文明實驗 要 成功 的 提示 是 提升 肉質層法則、意識層法則。</text:p>
                                    </text:list-item>
                                    <text:list-item>
                                      <text:p text:style-name="P239">文明實驗 要 成功 的 提示 是 提升 文明 程度。</text:p>
                                    </text:list-item>
                                    <text:list-item>
                                      <text:p text:style-name="P250"><text:span text:style-name="T12">文明實驗 要 成功 的 提示 是 提升 文明 層級。</text:span><text:span text:style-name="T46">不能停在第</text:span><text:span text:style-name="T47">2</text:span><text:span text:style-name="T49">層</text:span></text:p>
                                    </text:list-item>
                                    <text:list-item>
                                      <text:p text:style-name="P251"><text:span text:style-name="T12">文明實驗 要 成功 的 提示 是 以 &lt;_?</text:span><text:span text:style-name="T15">3_</text:span><text:span text:style-name="T13">&gt;個體 為 中心思想</text:span><text:span text:style-name="T12">。</text:span></text:p>
                                    </text:list-item>
                                    <text:list-item>
                                      <text:p text:style-name="P252"><text:span text:style-name="T12">文明實驗 要 成功 的 提示 是 以 &lt;?</text:span><text:span text:style-name="T13">n&gt;~&lt;?u&gt;個體 為 中心思想</text:span><text:span text:style-name="T123">。</text:span></text:p>
                                    </text:list-item>
                                    <text:list-item>
                                      <text:p text:style-name="P296">對於 人類個體 來說。</text:p>
                                      <text:list>
                                        <text:list-item>
                                          <text:p text:style-name="P127"><text:span text:style-name="T72">&lt;_?</text:span><text:span text:style-name="T95">2</text:span><text:span text:style-name="T94">_&gt; ~ &lt;_?1_&gt; 個體 </text:span><text:span text:style-name="T72">的 多數 存在 定數、定命、</text:span><text:span text:style-name="T96">預測</text:span><text:span text:style-name="T72">。</text:span></text:p>
                                        </text:list-item>
                                        <text:list-item>
                                          <text:p text:style-name="P274"><text:span text:style-name="T72">&lt;_?</text:span><text:span text:style-name="T95">2</text:span><text:span text:style-name="T94">_&gt; ~ &lt;_?1_&gt; 個體 </text:span><text:span text:style-name="T72">的 少數 存在 變數、命運、猜測。</text:span></text:p>
                                        </text:list-item>
                                        <text:list-item>
                                          <text:p text:style-name="P275"><text:span text:style-name="T94">&lt;_?3_&gt; 個體 </text:span><text:span text:style-name="T61">的 </text:span><text:span text:style-name="T72">多數</text:span><text:span text:style-name="T61"> </text:span><text:span text:style-name="T72">存在 變數、命運、猜測、無常、無序。</text:span></text:p>
                                        </text:list-item>
                                        <text:list-item>
                                          <text:p text:style-name="P276"><text:span text:style-name="T94">&lt;_?3_&gt; 個體 </text:span><text:span text:style-name="T72">的 少數 存在 定數、定命、</text:span><text:span text:style-name="T96">預測、定律、規律</text:span><text:span text:style-name="T72">。</text:span></text:p>
                                        </text:list-item>
                                        <text:list-item>
                                          <text:p text:style-name="P127"><text:span text:style-name="T90">&lt;_?</text:span><text:span text:style-name="T94">n_&gt; ~ &lt;_?4_&gt; 個體 </text:span><text:span text:style-name="T90">的 一切 </text:span><text:span text:style-name="T72">存在 變數、命運、猜測。</text:span></text:p>
                                        </text:list-item>
                                        <text:list-item>
                                          <text:p text:style-name="P253"><text:span text:style-name="T72">&lt;_?</text:span><text:span text:style-name="T94">0_&gt; ~ &lt;_?u_&gt; 個體 </text:span><text:span text:style-name="T72">的 一切 存在 變數、命運、猜測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7"><text:span text:style-name="T72">變數、命運、猜測 透過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法則 轉變為 定數、定命、預測。</text:span></text:p>
                              <text:list>
                                <text:list-item>
                                  <text:p text:style-name="P277"><text:span text:style-name="T72">透過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法則 建立 道、定律、常數、常數函數。</text:span></text:p>
                                  <text:list>
                                    <text:list-item>
                                      <text:p text:style-name="P278"><text:span text:style-name="T72">常數 的 變化 極端緩慢，因此 &lt;?</text:span><text:span text:style-name="T77">2&gt;個體 認定 是 常數值、剛體。</text:span></text:p>
                                    </text:list-item>
                                    <text:list-item>
                                      <text:p text:style-name="P279"><text:span text:style-name="T72">常數 不是 永恆不變的</text:span><text:span text:style-name="T77">常數值、</text:span><text:span text:style-name="T72">剛體</text:span><text:span text:style-name="T77">。</text:span></text:p>
                                    </text:list-item>
                                    <text:list-item>
                                      <text:p text:style-name="P280"><text:span text:style-name="T72">實際上，常數 是 變數，只是 對於 &lt;?</text:span><text:span text:style-name="T77">2&gt;個體 來說 是 永恆不變。</text:span></text:p>
                                    </text:list-item>
                                    <text:list-item>
                                      <text:p text:style-name="P281"><text:span text:style-name="T72">常數 可以 透過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法則 反推出 常數函數。</text:span></text:p>
                                    </text:list-item>
                                    <text:list-item>
                                      <text:p text:style-name="P281"><text:span text:style-name="T72">常數函數 =</text:span><text:span text:style-name="T61">（當下的當下</text:span><text:span text:style-name="T72">的）常數。</text:span></text:p>
                                    </text:list-item>
                                    <text:list-item>
                                      <text:p text:style-name="P190">常數函數 的 輸出值 不是 固定值、常數值、剛體。</text:p>
                                    </text:list-item>
                                    <text:list-item>
                                      <text:p text:style-name="P282"><text:span text:style-name="T72">常數函數 也 不是 剛體。</text:span><text:span text:style-name="T37">（實際上，不存在 剛體，剛體不存在）</text:span></text:p>
                                      <text:list>
                                        <text:list-item>
                                          <text:p text:style-name="P191">常數函數 的 改變 比 常數 更加 極端緩慢。</text:p>
                                        </text:list-item>
                                        <text:list-item>
                                          <text:p text:style-name="P283"><text:span text:style-name="T72">因此 &lt;?</text:span><text:span text:style-name="T80">2&gt;個體 更加 極端難以 察覺 到 </text:span><text:span text:style-name="T72">常數函數 的 變化。</text:span></text:p>
                                          <text:list>
                                            <text:list-item>
                                              <text:p text:style-name="P192">察覺 是 發現、觀測、感測、測量、非監督式學習、測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3">&lt;_?n_&gt; ~ &lt;_?u_&gt; 個體 改變，常數函數 也會 跟著 改變。</text:p>
                                        </text:list-item>
                                        <text:list-item>
                                          <text:p text:style-name="P284"><text:span text:style-name="T78">明顯例子，&lt;_?</text:span><text:span text:style-name="T79">3</text:span><text:span text:style-name="T78">_&gt;個體 從 成長期 進入 成熟期。</text:span></text:p>
                                          <text:list>
                                            <text:list-item>
                                              <text:p text:style-name="P285"><text:span text:style-name="T78">&lt;_?</text:span><text:span text:style-name="T79">3</text:span><text:span text:style-name="T78">_&gt;個體 的 一切 運作 發生 改變。</text:span></text:p>
                                            </text:list-item>
                                            <text:list-item>
                                              <text:p text:style-name="P214">運作 是 狀態、作用、系統、機制、體制、結構、架構。</text:p>
                                            </text:list-item>
                                            <text:list-item>
                                              <text:p text:style-name="P213">常數函數 必須有 相對應 的 改變。</text:p>
                                            </text:list-item>
                                            <text:list-item>
                                              <text:p text:style-name="P286"><text:span text:style-name="T78">&lt;_?</text:span><text:span text:style-name="T79">3</text:span><text:span text:style-name="T78">_&gt;個體 和 </text:span><text:span text:style-name="T72">&lt;?</text:span><text:span text:style-name="T80">2&gt;個體 的 尺度 相差太大。</text:span></text:p>
                                            </text:list-item>
                                            <text:list-item>
                                              <text:p text:style-name="P286"><text:span text:style-name="T80">即便 </text:span><text:span text:style-name="T78">&lt;_?</text:span><text:span text:style-name="T79">3</text:span><text:span text:style-name="T78">_&gt;個體 在 最劇烈 的 轉換期，仍然難以察覺。</text:span></text:p>
                                            </text:list-item>
                                            <text:list-item>
                                              <text:p text:style-name="P215">轉換期 是 成長期 到 成熟期 的 期間。</text:p>
                                            </text:list-item>
                                            <text:list-item>
                                              <text:p text:style-name="P128"><text:span text:style-name="T78">難以察覺 是 </text:span><text:span text:style-name="T72">&lt;?</text:span><text:span text:style-name="T80">2&gt;個體 極端難以察覺 </text:span><text:span text:style-name="T78">常數函數發生</text:span><text:span text:style-name="T80">變化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4T15:09:15.847000000</dc:date>
    <meta:editing-duration>P12DT5H23M56S</meta:editing-duration>
    <meta:editing-cycles>7403</meta:editing-cycles>
    <meta:document-statistic meta:table-count="0" meta:image-count="0" meta:object-count="0" meta:page-count="1" meta:paragraph-count="451" meta:word-count="9443" meta:character-count="12958" meta:non-whitespace-character-count="10966"/>
  </office:meta>
</office:document-meta>
</file>